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ubik" svg:font-family="Rubik"/>
    <style:font-face style:name="Rubik1" svg:font-family="Rubik" style:font-pitch="variable"/>
    <style:font-face style:name="resumeicons" svg:font-family="resumeicons"/>
    <style:font-face style:name="resumeicons1" svg:font-family="resumeicon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65696d"/>
    </style:style>
    <style:style style:name="gr3" style:family="graphic" style:parent-style-name="standard">
      <style:graphic-properties draw:stroke="none" draw:fill="solid" draw:fill-color="#60696c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86cm" fo:min-width="5.8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9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343334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9.5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9.7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0.07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9.50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3.8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a9a9a9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3.74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39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93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6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4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8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11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37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92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71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84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5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8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82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4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98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25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07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8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67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0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1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0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8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89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4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3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40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60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5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02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69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6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2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33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5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12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66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52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6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5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5.23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0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60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1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2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36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79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30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66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90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61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47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5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37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2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5.577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1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41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71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83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4.3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95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94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3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94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732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7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59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3.715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5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77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242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0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0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6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98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9.382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3.64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7.14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8.34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9.20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8.75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37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5.08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0.30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.77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517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2.1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8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6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9.99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2.1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8.59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6.03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0.18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20.11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.78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0.26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1.44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73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8.117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6.78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3.43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0.05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0.928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2.42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5.742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39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7.26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99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46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21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6.347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39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86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3.90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7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.10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1cm" fo:min-width="12.48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64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5.10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65696d"/>
    </style:style>
    <style:style style:name="P3" style:family="paragraph">
      <loext:graphic-properties draw:fill="solid" draw:fill-color="#60696c"/>
    </style:style>
    <style:style style:name="P4" style:family="paragraph">
      <loext:graphic-properties draw:fill="solid" draw:fill-color="#ccccc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21.5pt" style:font-size-asian="21.5pt" style:font-size-complex="21.5pt"/>
    </style:style>
    <style:style style:name="P7" style:family="paragraph">
      <loext:graphic-properties draw:fill="none"/>
      <style:paragraph-properties style:writing-mode="lr-tb"/>
      <style:text-properties fo:font-size="10.8000001907349pt" style:font-size-asian="10.8000001907349pt" style:font-size-complex="10.8000001907349pt"/>
    </style:style>
    <style:style style:name="P8" style:family="paragraph">
      <loext:graphic-properties draw:fill="solid" draw:fill-color="#343334"/>
    </style:style>
    <style:style style:name="P9" style:family="paragraph">
      <loext:graphic-properties draw:fill="none"/>
      <style:paragraph-properties style:writing-mode="lr-tb"/>
      <style:text-properties fo:font-size="11.3999996185303pt" style:font-size-asian="11.3999996185303pt" style:font-size-complex="11.3999996185303pt"/>
    </style:style>
    <style:style style:name="P10" style:family="paragraph">
      <loext:graphic-properties draw:fill="none"/>
      <style:paragraph-properties style:writing-mode="lr-tb"/>
      <style:text-properties fo:font-size="7.59999990463257pt" style:font-size-asian="7.59999990463257pt" style:font-size-complex="7.59999990463257pt"/>
    </style:style>
    <style:style style:name="P11" style:family="paragraph">
      <loext:graphic-properties draw:fill="solid" draw:fill-color="#a9a9a9"/>
    </style:style>
    <style:style style:name="P12" style:family="paragraph">
      <loext:graphic-properties draw:fill="none"/>
      <style:paragraph-properties style:writing-mode="lr-tb"/>
      <style:text-properties fo:font-size="8.89999961853027pt" style:font-size-asian="8.89999961853027pt" style:font-size-complex="8.89999961853027pt"/>
    </style:style>
    <style:style style:name="P13" style:family="paragraph">
      <loext:graphic-properties draw:fill="none"/>
      <style:paragraph-properties style:writing-mode="lr-tb"/>
      <style:text-properties fo:font-size="8.19999980926514pt" style:font-size-asian="8.19999980926514pt" style:font-size-complex="8.19999980926514pt"/>
    </style:style>
    <style:style style:name="P14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5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color="#343334" loext:opacity="100%" style:font-name="Rubik" fo:font-size="21.5pt" fo:font-weight="normal" style:font-size-asian="21.5pt" style:font-weight-asian="normal" style:font-name-complex="Rubik" style:font-size-complex="21.5pt" style:font-weight-complex="normal"/>
    </style:style>
    <style:style style:name="T2" style:family="text">
      <style:text-properties fo:color="#090609" loext:opacity="100%" style:font-name="Rubik" fo:font-size="10.8000001907349pt" fo:font-weight="normal" style:font-size-asian="10.8000001907349pt" style:font-weight-asian="normal" style:font-name-complex="Rubik" style:font-size-complex="10.8000001907349pt" style:font-weight-complex="normal"/>
    </style:style>
    <style:style style:name="T3" style:family="text">
      <style:text-properties fo:color="#343334" loext:opacity="100%" style:font-name="Rubik" fo:font-size="11.3999996185303pt" fo:font-weight="normal" style:font-size-asian="11.3999996185303pt" style:font-weight-asian="normal" style:font-name-complex="Rubik" style:font-size-complex="11.3999996185303pt" style:font-weight-complex="normal"/>
    </style:style>
    <style:style style:name="T4" style:family="text">
      <style:text-properties fo:color="#384347" loext:opacity="100%" style:font-name="Inter1" fo:font-size="7.59999990463257pt" fo:font-weight="normal" style:font-size-asian="7.59999990463257pt" style:font-weight-asian="normal" style:font-name-complex="Inter1" style:font-size-complex="7.59999990463257pt" style:font-weight-complex="normal"/>
    </style:style>
    <style:style style:name="T5" style:family="text">
      <style:text-properties fo:color="#090609" loext:opacity="100%" style:font-name="Rubik" fo:font-size="8.89999961853027pt" fo:font-weight="normal" style:font-size-asian="8.89999961853027pt" style:font-weight-asian="normal" style:font-name-complex="Rubik" style:font-size-complex="8.89999961853027pt" style:font-weight-complex="normal"/>
    </style:style>
    <style:style style:name="T6" style:family="text">
      <style:text-properties fo:color="#384347" loext:opacity="100%" style:font-name="Inter1" fo:font-size="8.19999980926514pt" fo:font-weight="bold" style:font-size-asian="8.19999980926514pt" style:font-weight-asian="bold" style:font-name-complex="Inter1" style:font-size-complex="8.19999980926514pt" style:font-weight-complex="bold"/>
    </style:style>
    <style:style style:name="T7" style:family="text">
      <style:text-properties fo:color="#343334" loext:opacity="100%" style:font-name="Rubik" fo:font-size="10.1000003814697pt" fo:font-weight="normal" style:font-size-asian="10.1000003814697pt" style:font-weight-asian="normal" style:font-name-complex="Rubik" style:font-size-complex="10.1000003814697pt" style:font-weight-complex="normal"/>
    </style:style>
    <style:style style:name="T8" style:family="text">
      <style:text-properties fo:color="#090609" loext:opacity="100%" style:font-name="Inter1" fo:font-size="8.19999980926514pt" fo:font-weight="bold" style:font-size-asian="8.19999980926514pt" style:font-weight-asian="bold" style:font-name-complex="Inter1" style:font-size-complex="8.19999980926514pt" style:font-weight-complex="bold"/>
    </style:style>
    <style:style style:name="T9" style:family="text">
      <style:text-properties fo:color="#384347" loext:opacity="100%" style:font-name="Inter1" fo:font-size="7pt" fo:font-weight="normal" style:font-size-asian="7pt" style:font-weight-asian="normal" style:font-name-complex="Inter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34cm" svg:height="59.522cm" svg:x="0cm" svg:y="0cm" svg:viewBox="0 0 21035 59523" draw:points="0,0 21035,0 21035,59523 0,59523">
          <text:p/>
        </draw:polygon>
        <draw:polygon draw:style-name="gr1" draw:text-style-name="P1" draw:layer="layout" svg:width="21.034cm" svg:height="29.761cm" svg:x="0cm" svg:y="0cm" svg:viewBox="0 0 21035 29762" draw:points="0,0 21035,0 21035,29762 0,29762">
          <text:p/>
        </draw:polygon>
        <draw:path draw:style-name="gr2" draw:text-style-name="P2" draw:layer="layout" svg:width="0.228cm" svg:height="0.261cm" svg:x="0.915cm" svg:y="18.599cm" svg:viewBox="0 0 229 262" svg:d="M0 237c0 14 11 25 24 25h181c13 0 24-11 24-25v-139h-229zM164 137c0-3 3-6 6-6h20c4 0 6 3 6 6v21c0 3-2 6-6 6h-20c-3 0-6-3-6-6zM164 202c0-3 3-6 6-6h20c4 0 6 3 6 6v21c0 3-2 6-6 6h-20c-3 0-6-3-6-6zM98 137c0-3 2-6 6-6h21c3 0 6 3 6 6v21c0 3-3 6-6 6h-21c-4 0-6-3-6-6zM98 202c0-3 2-6 6-6h21c3 0 6 3 6 6v21c0 3-3 6-6 6h-21c-4 0-6-3-6-6zM32 137c0-3 3-6 6-6h21c3 0 6 3 6 6v21c0 3-3 6-6 6h-21c-3 0-6-3-6-6zM32 202c0-3 3-6 6-6h21c3 0 6 3 6 6v21c0 3-3 6-6 6h-21c-3 0-6-3-6-6zM205 32h-25v-24c0-5-4-8-8-8h-16c-5 0-9 3-9 8v24h-66v-24c0-5-3-8-8-8h-16c-5 0-8 3-8 8v24h-25c-13 0-24 11-24 25v25h229v-25c0-14-11-25-24-25z">
          <text:p/>
        </draw:path>
        <draw:path draw:style-name="gr2" draw:text-style-name="P2" draw:layer="layout" svg:width="0.196cm" svg:height="0.26cm" svg:x="3.392cm" svg:y="18.599cm" svg:viewBox="0 0 197 261" svg:d="M89 256c-75-107-89-118-89-158 0-55 45-98 99-98s98 43 98 98c0 40-14 51-88 158-4 7-15 7-20 0zM99 139c23 0 41-18 41-41 0-22-18-41-41-41-22 0-40 19-40 41 0 23 18 41 40 41z">
          <text:p/>
        </draw:path>
        <draw:path draw:style-name="gr3" draw:text-style-name="P3" draw:layer="layout" svg:width="0.157cm" svg:height="0.156cm" svg:x="0.998cm" svg:y="19.007cm" svg:viewBox="0 0 158 157" svg:d="M80 0c-21 0-41 7-55 23l-20 17c-7 7-7 16 0 22 6 6 17 6 23 0l19-19c17-17 48-17 66 0 9 10 14 22 14 35 0 12-5 26-14 34l-18 19c-6 6-6 15 0 21 4 4 8 5 11 5 4 0 8-1 11-5l19-18c14-14 22-36 22-56 0-21-8-41-23-55-14-16-35-23-55-23z">
          <text:p/>
        </draw:path>
        <draw:path draw:style-name="gr3" draw:text-style-name="P3" draw:layer="layout" svg:width="0.156cm" svg:height="0.157cm" svg:x="0.904cm" svg:y="19.101cm" svg:viewBox="0 0 157 158" svg:d="M131 95l-19 19c-18 18-50 18-67 0-9-9-14-22-14-34 0-13 5-25 14-33l17-19c6-6 6-16 0-23s-15-7-22 0l-17 20c-16 14-23 34-23 55 0 20 7 41 23 55 14 15 34 23 55 23 20 0 42-8 56-23l18-19c7-6 7-16 0-22-6-6-15-5-21 1z">
          <text:p/>
        </draw:path>
        <draw:path draw:style-name="gr3" draw:text-style-name="P3" draw:layer="layout" svg:width="0.098cm" svg:height="0.097cm" svg:x="0.98cm" svg:y="19.083cm" svg:viewBox="0 0 99 98" svg:d="M72 5l-67 66c-7 7-7 16 0 23 3 3 8 4 11 4s8-1 11-4l67-67c6-6 6-16 0-22-7-7-16-7-22 0z">
          <text:p/>
        </draw:path>
        <draw:path draw:style-name="gr4" draw:text-style-name="P4" draw:layer="layout" svg:width="19.289cm" svg:height="0.022cm" svg:x="0.872cm" svg:y="23.16cm" svg:viewBox="0 0 19290 23" svg:d="M0 0h67v23h-67zM112 0h67v23h-67zM224 0h67v23h-67zM335 0h68v23h-68zM447 0h67v23h-67zM559 0h67v23h-67zM671 0h67v23h-67zM782 0h68v23h-68zM894 0h67v23h-67zM1006 0h67v23h-67zM1118 0h67v23h-67zM1230 0h67v23h-67zM1341 0h67v23h-67zM1453 0h67v23h-67zM1565 0h67v23h-67zM1677 0h67v23h-67zM1788 0h67v23h-67zM1900 0h67v23h-67zM2012 0h67v23h-67zM2124 0h67v23h-67zM2235 0h67v23h-67zM2347 0h67v23h-67zM2459 0h67v23h-67zM2571 0h67v23h-67zM2682 0h67v23h-67zM2794 0h67v23h-67zM2906 0h67v23h-67zM3018 0h67v23h-67zM3129 0h67v23h-67zM3241 0h67v23h-67zM3353 0h67v23h-67zM3465 0h67v23h-67zM3576 0h67v23h-67zM3688 0h67v23h-67zM3800 0h67v23h-67zM3912 0h67v23h-67zM4023 0h68v23h-68zM4135 0h67v23h-67zM4247 0h67v23h-67zM4359 0h67v23h-67zM4470 0h68v23h-68zM4582 0h67v23h-67zM4694 0h67v23h-67zM4806 0h67v23h-67zM4917 0h68v23h-68zM5029 0h67v23h-67zM5141 0h67v23h-67zM5253 0h67v23h-67zM5364 0h68v23h-68zM5476 0h67v23h-67zM5588 0h67v23h-67zM5700 0h67v23h-67zM5811 0h68v23h-68zM5923 0h67v23h-67zM6035 0h67v23h-67zM6147 0h67v23h-67zM6258 0h68v23h-68zM6370 0h67v23h-67zM6482 0h67v23h-67zM6594 0h67v23h-67zM6705 0h68v23h-68zM6817 0h67v23h-67zM6929 0h67v23h-67zM7041 0h67v23h-67zM7153 0h67v23h-67zM7264 0h67v23h-67zM7376 0h67v23h-67zM7488 0h67v23h-67zM7600 0h67v23h-67zM7711 0h67v23h-67zM7823 0h67v23h-67zM7935 0h67v23h-67zM8047 0h67v23h-67zM8158 0h67v23h-67zM8270 0h67v23h-67zM8382 0h67v23h-67zM8494 0h67v23h-67zM8605 0h67v23h-67zM8717 0h68v23h-68zM8830 0h67v23h-67zM8942 0h67v23h-67zM9053 0h67v23h-67zM9165 0h67v23h-67zM9277 0h67v23h-67zM9389 0h67v23h-67zM9500 0h67v23h-67zM9612 0h67v23h-67zM9724 0h67v23h-67zM9836 0h67v23h-67zM9947 0h68v23h-68zM10059 0h67v23h-67zM10171 0h67v23h-67zM10283 0h67v23h-67zM10394 0h68v23h-68zM10506 0h67v23h-67zM10618 0h67v23h-67zM10730 0h67v23h-67zM10841 0h68v23h-68zM10953 0h67v23h-67zM11065 0h67v23h-67zM11177 0h67v23h-67zM11288 0h68v23h-68zM11400 0h67v23h-67zM11512 0h67v23h-67zM11624 0h67v23h-67zM11735 0h68v23h-68zM11847 0h67v23h-67zM11959 0h67v23h-67zM12071 0h67v23h-67zM12182 0h68v23h-68zM12294 0h67v23h-67zM12406 0h67v23h-67zM12518 0h67v23h-67zM12630 0h67v23h-67zM12741 0h67v23h-67zM12853 0h67v23h-67zM12965 0h67v23h-67zM13077 0h67v23h-67zM13188 0h67v23h-67zM13300 0h67v23h-67zM13412 0h67v23h-67zM13524 0h67v23h-67zM13635 0h67v23h-67zM13747 0h67v23h-67zM13859 0h67v23h-67zM13971 0h67v23h-67zM14082 0h67v23h-67zM14194 0h67v23h-67zM14306 0h67v23h-67zM14418 0h67v23h-67zM14529 0h67v23h-67zM14641 0h67v23h-67zM14753 0h67v23h-67zM14865 0h67v23h-67zM14976 0h67v23h-67zM15088 0h67v23h-67zM15200 0h67v23h-67zM15312 0h67v23h-67zM15423 0h68v23h-68zM15535 0h67v23h-67zM15647 0h67v23h-67zM15759 0h67v23h-67zM15870 0h68v23h-68zM15982 0h67v23h-67zM16094 0h67v23h-67zM16206 0h67v23h-67zM16317 0h68v23h-68zM16429 0h67v23h-67zM16541 0h67v23h-67zM16653 0h67v23h-67zM16764 0h68v23h-68zM16876 0h67v23h-67zM16988 0h67v23h-67zM17100 0h67v23h-67zM17211 0h68v23h-68zM17323 0h67v23h-67zM17435 0h67v23h-67zM17547 0h67v23h-67zM17658 0h68v23h-68zM17770 0h67v23h-67zM17882 0h67v23h-67zM17994 0h67v23h-67zM18105 0h68v23h-68zM18217 0h67v23h-67zM18329 0h67v23h-67zM18441 0h67v23h-67zM18553 0h67v23h-67zM18664 0h67v23h-67zM18776 0h67v23h-67zM18888 0h67v23h-67zM19000 0h67v23h-67zM19111 0h67v23h-67zM19223 0h67v23h-67z">
          <text:p/>
        </draw:path>
        <draw:path draw:style-name="gr2" draw:text-style-name="P2" draw:layer="layout" svg:width="0.228cm" svg:height="0.261cm" svg:x="0.915cm" svg:y="24.282cm" svg:viewBox="0 0 229 262" svg:d="M0 238c0 13 11 24 24 24h181c13 0 24-11 24-24v-140h-229zM164 138c0-3 3-6 6-6h20c4 0 6 3 6 6v20c0 4-2 6-6 6h-20c-3 0-6-2-6-6zM164 203c0-3 3-6 6-6h20c4 0 6 3 6 6v21c0 3-2 6-6 6h-20c-3 0-6-3-6-6zM98 138c0-3 2-6 6-6h21c3 0 6 3 6 6v20c0 4-3 6-6 6h-21c-4 0-6-2-6-6zM98 203c0-3 2-6 6-6h21c3 0 6 3 6 6v21c0 3-3 6-6 6h-21c-4 0-6-3-6-6zM32 138c0-3 3-6 6-6h21c3 0 6 3 6 6v20c0 4-3 6-6 6h-21c-3 0-6-2-6-6zM32 203c0-3 3-6 6-6h21c3 0 6 3 6 6v21c0 3-3 6-6 6h-21c-3 0-6-3-6-6zM205 33h-25v-25c0-4-4-8-8-8h-16c-5 0-9 4-9 8v25h-66v-25c0-4-3-8-8-8h-16c-5 0-8 4-8 8v25h-25c-13 0-24 11-24 24v25h229v-25c0-13-11-24-24-24z">
          <text:p/>
        </draw:path>
        <draw:path draw:style-name="gr2" draw:text-style-name="P2" draw:layer="layout" svg:width="0.196cm" svg:height="0.261cm" svg:x="3.079cm" svg:y="24.282cm" svg:viewBox="0 0 197 262" svg:d="M88 257c-74-107-88-118-88-159 0-54 44-98 98-98 55 0 99 44 99 98 0 41-14 52-89 159-5 7-15 7-20 0zM98 140c23 0 42-19 42-42 0-22-19-41-42-41-22 0-41 19-41 41 0 23 19 42 41 42z">
          <text:p/>
        </draw:path>
        <draw:path draw:style-name="gr3" draw:text-style-name="P3" draw:layer="layout" svg:width="0.157cm" svg:height="0.157cm" svg:x="0.998cm" svg:y="24.69cm" svg:viewBox="0 0 158 158" svg:d="M80 0c-21 0-41 8-55 24l-20 18c-7 6-7 16 0 22 6 6 17 6 23 0l19-19c17-18 48-18 66 0 9 10 14 22 14 35 0 12-5 25-14 32l-18 19c-6 7-6 16 0 22 4 3 8 5 11 5 4 0 8-2 11-5l19-19c14-14 22-34 22-54 0-21-8-41-23-56-14-16-35-24-55-24z">
          <text:p/>
        </draw:path>
        <draw:path draw:style-name="gr3" draw:text-style-name="P3" draw:layer="layout" svg:width="0.156cm" svg:height="0.157cm" svg:x="0.904cm" svg:y="24.784cm" svg:viewBox="0 0 157 158" svg:d="M131 94l-19 20c-18 17-50 17-67 0-9-9-14-23-14-35 0-13 5-25 14-33l17-19c6-6 6-16 0-22-6-7-15-7-22 0l-17 19c-16 14-23 34-23 55s7 41 23 55c14 16 34 24 55 24 20 0 42-8 56-24l18-18c7-7 7-16 0-23-6-7-15-5-21 1z">
          <text:p/>
        </draw:path>
        <draw:path draw:style-name="gr3" draw:text-style-name="P3" draw:layer="layout" svg:width="0.098cm" svg:height="0.097cm" svg:x="0.98cm" svg:y="24.767cm" svg:viewBox="0 0 99 98" svg:d="M72 5l-67 67c-7 6-7 15 0 21 3 4 8 5 11 5s8-1 11-5l67-65c6-7 6-17 0-23-7-7-16-7-22 0z">
          <text:p/>
        </draw:path>
        <draw:frame draw:style-name="gr5" draw:text-style-name="P6" draw:layer="layout" svg:width="5.857cm" svg:height="0.886cm" svg:x="0.873cm" svg:y="0.659cm">
          <draw:text-box>
            <text:p text:style-name="P5"><text:span text:style-name="T1">Muneeb Sheikh</text:span></text:p>
          </draw:text-box>
        </draw:frame>
        <draw:frame draw:style-name="gr6" draw:text-style-name="P7" draw:layer="layout" svg:width="3.994cm" svg:height="0.446cm" svg:x="0.873cm" svg:y="1.549cm">
          <draw:text-box>
            <text:p text:style-name="P5"><text:span text:style-name="T2">Senior Data </text:span><text:span text:style-name="T2">Scientist</text:span></text:p>
          </draw:text-box>
        </draw:frame>
        <draw:polygon draw:style-name="gr7" draw:text-style-name="P8" draw:layer="layout" svg:width="19.289cm" svg:height="0.067cm" svg:x="0.872cm" svg:y="3.759cm" svg:viewBox="0 0 19290 68" draw:points="0,0 19290,0 19290,68 0,68">
          <text:p/>
        </draw:polygon>
        <draw:frame draw:style-name="gr8" draw:text-style-name="P9" draw:layer="layout" svg:width="2.047cm" svg:height="0.467cm" svg:x="0.873cm" svg:y="3.274cm">
          <draw:text-box>
            <text:p text:style-name="P5"><text:span text:style-name="T3">SUMMARY</text:span></text:p>
          </draw:text-box>
        </draw:frame>
        <draw:frame draw:style-name="gr9" draw:text-style-name="P10" draw:layer="layout" svg:width="19.535cm" svg:height="0.311cm" svg:x="0.873cm" svg:y="3.958cm">
          <draw:text-box>
            <text:p text:style-name="P5"><text:span text:style-name="T4">Experi</text:span><text:span text:style-name="T4">enced </text:span><text:span text:style-name="T4">Data </text:span><text:span text:style-name="T4">Scient</text:span><text:span text:style-name="T4">ist </text:span><text:span text:style-name="T4">with 8 </text:span><text:span text:style-name="T4"><text:s/>years </text:span><text:span text:style-name="T4">of </text:span><text:span text:style-name="T4">divers</text:span><text:span text:style-name="T4">e </text:span><text:span text:style-name="T4">experi</text:span><text:span text:style-name="T4">ence </text:span><text:span text:style-name="T4">worki</text:span><text:span text:style-name="T4">ng on </text:span><text:span text:style-name="T4">AI and </text:span><text:span text:style-name="T4">Data </text:span><text:span text:style-name="T4">Scienc</text:span><text:span text:style-name="T4">e </text:span><text:span text:style-name="T4">engag</text:span><text:span text:style-name="T4">ement</text:span><text:span text:style-name="T4">s </text:span><text:span text:style-name="T4">across </text:span><text:span text:style-name="T4">variou</text:span><text:span text:style-name="T4">s </text:span><text:span text:style-name="T4">indust</text:span><text:span text:style-name="T4">ries </text:span><text:span text:style-name="T4">includi</text:span><text:span text:style-name="T4">ng </text:span></text:p>
          </draw:text-box>
        </draw:frame>
        <draw:frame draw:style-name="gr10" draw:text-style-name="P10" draw:layer="layout" svg:width="19.755cm" svg:height="0.311cm" svg:x="0.873cm" svg:y="4.293cm">
          <draw:text-box>
            <text:p text:style-name="P5"><text:span text:style-name="T4">Finance</text:span><text:span text:style-name="T4">, Retail, </text:span><text:span text:style-name="T4">healthc</text:span><text:span text:style-name="T4">are, </text:span><text:span text:style-name="T4">and </text:span><text:span text:style-name="T4">Marketi</text:span><text:span text:style-name="T4">ng. </text:span><text:span text:style-name="T4">Success</text:span><text:span text:style-name="T4">fully </text:span><text:span text:style-name="T4">develop</text:span><text:span text:style-name="T4">ed and </text:span><text:span text:style-name="T4">deploye</text:span><text:span text:style-name="T4">d state-</text:span><text:span text:style-name="T4">of-the-</text:span><text:span text:style-name="T4">art AI </text:span><text:span text:style-name="T4">and </text:span><text:span text:style-name="T4">Advanc</text:span><text:span text:style-name="T4">ed </text:span><text:span text:style-name="T4">Analyti</text:span><text:span text:style-name="T4">cs </text:span><text:span text:style-name="T4">solution</text:span><text:span text:style-name="T4">s for </text:span><text:span text:style-name="T4">comple</text:span><text:span text:style-name="T4">x </text:span></text:p>
          </draw:text-box>
        </draw:frame>
        <draw:frame draw:style-name="gr11" draw:text-style-name="P10" draw:layer="layout" svg:width="20.076cm" svg:height="0.311cm" svg:x="0.873cm" svg:y="4.629cm">
          <draw:text-box>
            <text:p text:style-name="P5"><text:span text:style-name="T4">busi</text:span><text:span text:style-name="T4">ness </text:span><text:span text:style-name="T4">prob</text:span><text:span text:style-name="T4">lems</text:span><text:span text:style-name="T4">. </text:span><text:span text:style-name="T4">Skill</text:span><text:span text:style-name="T4">ful </text:span><text:span text:style-name="T4">in </text:span><text:span text:style-name="T4">diffe</text:span><text:span text:style-name="T4">rent </text:span><text:span text:style-name="T4">area</text:span><text:span text:style-name="T4">s of </text:span><text:span text:style-name="T4">tech</text:span><text:span text:style-name="T4">nolo</text:span><text:span text:style-name="T4">gy </text:span><text:span text:style-name="T4">inclu</text:span><text:span text:style-name="T4">ding </text:span><text:span text:style-name="T4">Dee</text:span><text:span text:style-name="T4">p </text:span><text:span text:style-name="T4">Lear</text:span><text:span text:style-name="T4">ning, </text:span><text:span text:style-name="T4">Gen</text:span><text:span text:style-name="T4">erati</text:span><text:span text:style-name="T4">ve </text:span><text:span text:style-name="T4">AI, </text:span><text:span text:style-name="T4">Mac</text:span><text:span text:style-name="T4">hine </text:span><text:span text:style-name="T4">Lear</text:span><text:span text:style-name="T4">ning, </text:span><text:span text:style-name="T4">Com</text:span><text:span text:style-name="T4">pute</text:span><text:span text:style-name="T4">r </text:span><text:span text:style-name="T4">Visio</text:span><text:span text:style-name="T4">n, </text:span><text:span text:style-name="T4">Fore</text:span><text:span text:style-name="T4">casti</text:span><text:span text:style-name="T4">ng, </text:span></text:p>
          </draw:text-box>
        </draw:frame>
        <draw:frame draw:style-name="gr12" draw:text-style-name="P10" draw:layer="layout" svg:width="19.509cm" svg:height="0.311cm" svg:x="0.873cm" svg:y="4.965cm">
          <draw:text-box>
            <text:p text:style-name="P5"><text:span text:style-name="T4">Optimiz</text:span><text:span text:style-name="T4">ation, </text:span><text:span text:style-name="T4">and </text:span><text:span text:style-name="T4">Simulat</text:span><text:span text:style-name="T4">ion. A </text:span><text:span text:style-name="T4">proficie</text:span><text:span text:style-name="T4">nt, </text:span><text:span text:style-name="T4">devoted</text:span><text:span text:style-name="T4">, and </text:span><text:span text:style-name="T4">inventiv</text:span><text:span text:style-name="T4">e data </text:span><text:span text:style-name="T4">scientis</text:span><text:span text:style-name="T4">t, </text:span><text:span text:style-name="T4">holding </text:span><text:span text:style-name="T4">a </text:span><text:span text:style-name="T4">Masters </text:span><text:span text:style-name="T4">in </text:span><text:span text:style-name="T4">Enginee</text:span><text:span text:style-name="T4">ring, </text:span><text:span text:style-name="T4">with a </text:span><text:span text:style-name="T4">proven </text:span><text:span text:style-name="T4">track </text:span><text:span text:style-name="T4">record </text:span><text:span text:style-name="T4">in </text:span></text:p>
          </draw:text-box>
        </draw:frame>
        <draw:polygon draw:style-name="gr7" draw:text-style-name="P8" draw:layer="layout" svg:width="19.289cm" svg:height="0.067cm" svg:x="0.872cm" svg:y="6.511cm" svg:viewBox="0 0 19290 68" draw:points="0,0 19290,0 19290,68 0,68">
          <text:p/>
        </draw:polygon>
        <draw:frame draw:style-name="gr13" draw:text-style-name="P10" draw:layer="layout" svg:width="13.828cm" svg:height="0.311cm" svg:x="0.873cm" svg:y="5.3cm">
          <draw:text-box>
            <text:p text:style-name="P5"><text:span text:style-name="T4">conceptualizing, </text:span><text:span text:style-name="T4">crafting, &amp; </text:span><text:span text:style-name="T4">deploying </text:span><text:span text:style-name="T4">comprehensive </text:span><text:span text:style-name="T4">data science </text:span><text:span text:style-name="T4">solutions across </text:span><text:span text:style-name="T4">various industries.</text:span></text:p>
          </draw:text-box>
        </draw:frame>
        <draw:frame draw:style-name="gr14" draw:text-style-name="P9" draw:layer="layout" svg:width="1.34cm" svg:height="0.467cm" svg:x="0.873cm" svg:y="6.026cm">
          <draw:text-box>
            <text:p text:style-name="P5"><text:span text:style-name="T3">SKILLS</text:span></text:p>
          </draw:text-box>
        </draw:frame>
        <draw:polygon draw:style-name="gr15" draw:text-style-name="P11" draw:layer="layout" svg:width="3.357cm" svg:height="0.023cm" svg:x="0.872cm" svg:y="8.01cm" svg:viewBox="0 0 3358 24" draw:points="23,0 0,24 3358,24 3335,0">
          <text:p/>
        </draw:polygon>
        <draw:frame draw:style-name="gr16" draw:text-style-name="P12" draw:layer="layout" svg:width="3.749cm" svg:height="0.365cm" svg:x="0.873cm" svg:y="6.691cm">
          <draw:text-box>
            <text:p text:style-name="P5"><text:span text:style-name="T5">Full </text:span><text:span text:style-name="T5">Sta</text:span><text:span text:style-name="T5">ck </text:span><text:span text:style-name="T5">De</text:span><text:span text:style-name="T5">vel</text:span><text:span text:style-name="T5">op</text:span><text:span text:style-name="T5">me</text:span><text:span text:style-name="T5">nt</text:span></text:p>
          </draw:text-box>
        </draw:frame>
        <draw:polygon draw:style-name="gr15" draw:text-style-name="P11" draw:layer="layout" svg:width="2.931cm" svg:height="0.023cm" svg:x="4.453cm" svg:y="8.01cm" svg:viewBox="0 0 2932 24" draw:points="22,0 0,24 2932,24 2910,0">
          <text:p/>
        </draw:polygon>
        <draw:frame draw:style-name="gr17" draw:text-style-name="P13" draw:layer="layout" svg:width="3.397cm" svg:height="0.34cm" svg:x="1.074cm" svg:y="7.562cm">
          <draw:text-box>
            <text:p text:style-name="P5"><text:span text:style-name="T6">Supe</text:span><text:span text:style-name="T6">rvise</text:span><text:span text:style-name="T6">d </text:span><text:span text:style-name="T6">Learn</text:span><text:span text:style-name="T6">ing</text:span></text:p>
          </draw:text-box>
        </draw:frame>
        <draw:polygon draw:style-name="gr15" draw:text-style-name="P11" draw:layer="layout" svg:width="1.432cm" svg:height="0.023cm" svg:x="7.608cm" svg:y="8.01cm" svg:viewBox="0 0 1433 24" draw:points="22,0 0,24 1433,24 1410,0">
          <text:p/>
        </draw:polygon>
        <draw:frame draw:style-name="gr18" draw:text-style-name="P13" draw:layer="layout" svg:width="2.936cm" svg:height="0.34cm" svg:x="4.645cm" svg:y="7.562cm">
          <draw:text-box>
            <text:p text:style-name="P5"><text:span text:style-name="T6">Machin</text:span><text:span text:style-name="T6">e </text:span><text:span text:style-name="T6">Learnin</text:span><text:span text:style-name="T6">g</text:span></text:p>
          </draw:text-box>
        </draw:frame>
        <draw:polygon draw:style-name="gr15" draw:text-style-name="P11" draw:layer="layout" svg:width="2.461cm" svg:height="0.023cm" svg:x="9.264cm" svg:y="8.01cm" svg:viewBox="0 0 2462 24" draw:points="22,0 0,24 2462,24 2440,0">
          <text:p/>
        </draw:polygon>
        <draw:frame draw:style-name="gr19" draw:text-style-name="P13" draw:layer="layout" svg:width="1.162cm" svg:height="0.34cm" svg:x="7.812cm" svg:y="7.562cm">
          <draw:text-box>
            <text:p text:style-name="P5"><text:span text:style-name="T6">Python</text:span></text:p>
          </draw:text-box>
        </draw:frame>
        <draw:polygon draw:style-name="gr15" draw:text-style-name="P11" draw:layer="layout" svg:width="3.714cm" svg:height="0.023cm" svg:x="11.949cm" svg:y="8.01cm" svg:viewBox="0 0 3715 24" draw:points="22,0 0,24 3715,24 3693,0">
          <text:p/>
        </draw:polygon>
        <draw:frame draw:style-name="gr20" draw:text-style-name="P13" draw:layer="layout" svg:width="2.402cm" svg:height="0.34cm" svg:x="9.455cm" svg:y="7.562cm">
          <draw:text-box>
            <text:p text:style-name="P5"><text:span text:style-name="T6">Deep Learning</text:span></text:p>
          </draw:text-box>
        </draw:frame>
        <draw:polygon draw:style-name="gr15" draw:text-style-name="P11" draw:layer="layout" svg:width="3.133cm" svg:height="0.023cm" svg:x="15.887cm" svg:y="8.01cm" svg:viewBox="0 0 3134 24" draw:points="23,0 0,24 3134,24 3112,0">
          <text:p/>
        </draw:polygon>
        <draw:frame draw:style-name="gr21" draw:text-style-name="P13" draw:layer="layout" svg:width="3.804cm" svg:height="0.34cm" svg:x="12.144cm" svg:y="7.562cm">
          <draw:text-box>
            <text:p text:style-name="P5"><text:span text:style-name="T6">Uns</text:span><text:span text:style-name="T6">upe</text:span><text:span text:style-name="T6">rvis</text:span><text:span text:style-name="T6">ed </text:span><text:span text:style-name="T6">Lea</text:span><text:span text:style-name="T6">rnin</text:span><text:span text:style-name="T6">g</text:span></text:p>
          </draw:text-box>
        </draw:frame>
        <draw:polygon draw:style-name="gr15" draw:text-style-name="P11" draw:layer="layout" svg:width="3.267cm" svg:height="0.022cm" svg:x="0.872cm" svg:y="8.861cm" svg:viewBox="0 0 3268 23" draw:points="23,0 0,23 3268,23 3246,0">
          <text:p/>
        </draw:polygon>
        <draw:frame draw:style-name="gr22" draw:text-style-name="P13" draw:layer="layout" svg:width="3.114cm" svg:height="0.34cm" svg:x="16.08cm" svg:y="7.562cm">
          <draw:text-box>
            <text:p text:style-name="P5"><text:span text:style-name="T6">Ensemble Methods</text:span></text:p>
          </draw:text-box>
        </draw:frame>
        <draw:polygon draw:style-name="gr15" draw:text-style-name="P11" draw:layer="layout" svg:width="2.887cm" svg:height="0.022cm" svg:x="4.363cm" svg:y="8.861cm" svg:viewBox="0 0 2888 23" draw:points="22,0 0,23 2888,23 2865,0">
          <text:p/>
        </draw:polygon>
        <draw:frame draw:style-name="gr23" draw:text-style-name="P13" draw:layer="layout" svg:width="3.372cm" svg:height="0.34cm" svg:x="1.074cm" svg:y="8.412cm">
          <draw:text-box>
            <text:p text:style-name="P5"><text:span text:style-name="T6">Feature Engineering</text:span></text:p>
          </draw:text-box>
        </draw:frame>
        <draw:polygon draw:style-name="gr15" draw:text-style-name="P11" draw:layer="layout" svg:width="2.798cm" svg:height="0.022cm" svg:x="7.473cm" svg:y="8.861cm" svg:viewBox="0 0 2799 23" draw:points="23,0 0,23 2799,23 2776,0">
          <text:p/>
        </draw:polygon>
        <draw:frame draw:style-name="gr24" draw:text-style-name="P13" draw:layer="layout" svg:width="2.923cm" svg:height="0.34cm" svg:x="4.563cm" svg:y="8.412cm">
          <draw:text-box>
            <text:p text:style-name="P5"><text:span text:style-name="T6">Feat</text:span><text:span text:style-name="T6">ure </text:span><text:span text:style-name="T6">Sele</text:span><text:span text:style-name="T6">ctio</text:span><text:span text:style-name="T6">n</text:span></text:p>
          </draw:text-box>
        </draw:frame>
        <draw:polygon draw:style-name="gr15" draw:text-style-name="P11" draw:layer="layout" svg:width="2.842cm" svg:height="0.022cm" svg:x="10.494cm" svg:y="8.861cm" svg:viewBox="0 0 2843 23" draw:points="23,0 0,23 2843,23 2821,0">
          <text:p/>
        </draw:polygon>
        <draw:frame draw:style-name="gr25" draw:text-style-name="P13" draw:layer="layout" svg:width="2.711cm" svg:height="0.34cm" svg:x="7.677cm" svg:y="8.412cm">
          <draw:text-box>
            <text:p text:style-name="P5"><text:span text:style-name="T6">Cross-</text:span><text:span text:style-name="T6">Valida</text:span><text:span text:style-name="T6">tion</text:span></text:p>
          </draw:text-box>
        </draw:frame>
        <draw:polygon draw:style-name="gr15" draw:text-style-name="P11" draw:layer="layout" svg:width="3.133cm" svg:height="0.022cm" svg:x="13.56cm" svg:y="8.861cm" svg:viewBox="0 0 3134 23" draw:points="22,0 0,23 3134,23 3111,0">
          <text:p/>
        </draw:polygon>
        <draw:frame draw:style-name="gr26" draw:text-style-name="P13" draw:layer="layout" svg:width="2.847cm" svg:height="0.34cm" svg:x="10.702cm" svg:y="8.412cm">
          <draw:text-box>
            <text:p text:style-name="P5"><text:span text:style-name="T6">Model Evaluation</text:span></text:p>
          </draw:text-box>
        </draw:frame>
        <draw:polygon draw:style-name="gr15" draw:text-style-name="P11" draw:layer="layout" svg:width="1.409cm" svg:height="0.022cm" svg:x="16.917cm" svg:y="8.861cm" svg:viewBox="0 0 1410 23" draw:points="22,0 0,23 1410,23 1388,0">
          <text:p/>
        </draw:polygon>
        <draw:frame draw:style-name="gr27" draw:text-style-name="P13" draw:layer="layout" svg:width="3.13cm" svg:height="0.34cm" svg:x="13.772cm" svg:y="8.412cm">
          <draw:text-box>
            <text:p text:style-name="P5"><text:span text:style-name="T6">Anomaly </text:span><text:span text:style-name="T6">Detection</text:span></text:p>
          </draw:text-box>
        </draw:frame>
        <draw:polygon draw:style-name="gr15" draw:text-style-name="P11" draw:layer="layout" svg:width="3.782cm" svg:height="0.022cm" svg:x="0.872cm" svg:y="9.711cm" svg:viewBox="0 0 3783 23" draw:points="23,0 0,23 3783,23 3761,0">
          <text:p/>
        </draw:polygon>
        <draw:frame draw:style-name="gr28" draw:text-style-name="P13" draw:layer="layout" svg:width="1.153cm" svg:height="0.34cm" svg:x="17.12cm" svg:y="8.412cm">
          <draw:text-box>
            <text:p text:style-name="P5"><text:span text:style-name="T6">Docker</text:span></text:p>
          </draw:text-box>
        </draw:frame>
        <draw:polygon draw:style-name="gr15" draw:text-style-name="P11" draw:layer="layout" svg:width="2.864cm" svg:height="0.022cm" svg:x="4.878cm" svg:y="9.711cm" svg:viewBox="0 0 2865 23" draw:points="22,0 0,23 2865,23 2843,0">
          <text:p/>
        </draw:polygon>
        <draw:frame draw:style-name="gr29" draw:text-style-name="P13" draw:layer="layout" svg:width="3.859cm" svg:height="0.34cm" svg:x="1.074cm" svg:y="9.263cm">
          <draw:text-box>
            <text:p text:style-name="P5"><text:span text:style-name="T6">Recommend</text:span><text:span text:style-name="T6">er Systems</text:span></text:p>
          </draw:text-box>
        </draw:frame>
        <draw:polygon draw:style-name="gr15" draw:text-style-name="P11" draw:layer="layout" svg:width="3.356cm" svg:height="0.022cm" svg:x="7.966cm" svg:y="9.711cm" svg:viewBox="0 0 3357 23" draw:points="22,0 0,23 3357,23 3335,0">
          <text:p/>
        </draw:polygon>
        <draw:frame draw:style-name="gr30" draw:text-style-name="P13" draw:layer="layout" svg:width="2.821cm" svg:height="0.34cm" svg:x="5.081cm" svg:y="9.263cm">
          <draw:text-box>
            <text:p text:style-name="P5"><text:span text:style-name="T6">Survival Analysis</text:span></text:p>
          </draw:text-box>
        </draw:frame>
        <draw:polygon draw:style-name="gr15" draw:text-style-name="P11" draw:layer="layout" svg:width="3.849cm" svg:height="0.022cm" svg:x="11.546cm" svg:y="9.711cm" svg:viewBox="0 0 3850 23" draw:points="22,0 0,23 3850,23 3827,0">
          <text:p/>
        </draw:polygon>
        <draw:frame draw:style-name="gr31" draw:text-style-name="P13" draw:layer="layout" svg:width="3.41cm" svg:height="0.34cm" svg:x="8.157cm" svg:y="9.263cm">
          <draw:text-box>
            <text:p text:style-name="P5"><text:span text:style-name="T6">Time Series Analysis</text:span></text:p>
          </draw:text-box>
        </draw:frame>
        <draw:polygon draw:style-name="gr15" draw:text-style-name="P11" draw:layer="layout" svg:width="3.222cm" svg:height="0.022cm" svg:x="15.619cm" svg:y="9.711cm" svg:viewBox="0 0 3223 23" draw:points="22,0 0,23 3223,23 3201,0">
          <text:p/>
        </draw:polygon>
        <draw:frame draw:style-name="gr32" draw:text-style-name="P13" draw:layer="layout" svg:width="3.981cm" svg:height="0.34cm" svg:x="11.754cm" svg:y="9.263cm">
          <draw:text-box>
            <text:p text:style-name="P5"><text:span text:style-name="T6">Time </text:span><text:span text:style-name="T6">Serie</text:span><text:span text:style-name="T6">s </text:span><text:span text:style-name="T6">Fore</text:span><text:span text:style-name="T6">casti</text:span><text:span text:style-name="T6">ng</text:span></text:p>
          </draw:text-box>
        </draw:frame>
        <draw:polygon draw:style-name="gr15" draw:text-style-name="P11" draw:layer="layout" svg:width="1.388cm" svg:height="0.023cm" svg:x="0.872cm" svg:y="10.561cm" svg:viewBox="0 0 1389 24" draw:points="23,0 0,24 1389,24 1366,0">
          <text:p/>
        </draw:polygon>
        <draw:frame draw:style-name="gr33" draw:text-style-name="P13" draw:layer="layout" svg:width="3.257cm" svg:height="0.34cm" svg:x="15.81cm" svg:y="9.263cm">
          <draw:text-box>
            <text:p text:style-name="P5"><text:span text:style-name="T6">State </text:span><text:span text:style-name="T6">Spac</text:span><text:span text:style-name="T6">e </text:span><text:span text:style-name="T6">Mode</text:span><text:span text:style-name="T6">ls</text:span></text:p>
          </draw:text-box>
        </draw:frame>
        <draw:polygon draw:style-name="gr15" draw:text-style-name="P11" draw:layer="layout" svg:width="1.544cm" svg:height="0.023cm" svg:x="2.483cm" svg:y="10.561cm" svg:viewBox="0 0 1545 24" draw:points="23,0 0,24 1545,24 1523,0">
          <text:p/>
        </draw:polygon>
        <draw:frame draw:style-name="gr34" draw:text-style-name="P13" draw:layer="layout" svg:width="1.077cm" svg:height="0.34cm" svg:x="1.074cm" svg:y="10.113cm">
          <draw:text-box>
            <text:p text:style-name="P5"><text:span text:style-name="T6">ARIMA</text:span></text:p>
          </draw:text-box>
        </draw:frame>
        <draw:polygon draw:style-name="gr15" draw:text-style-name="P11" draw:layer="layout" svg:width="1.007cm" svg:height="0.023cm" svg:x="4.251cm" svg:y="10.561cm" svg:viewBox="0 0 1008 24" draw:points="23,0 0,24 1008,24 986,0">
          <text:p/>
        </draw:polygon>
        <draw:frame draw:style-name="gr35" draw:text-style-name="P13" draw:layer="layout" svg:width="1.289cm" svg:height="0.34cm" svg:x="2.674cm" svg:y="10.113cm">
          <draw:text-box>
            <text:p text:style-name="P5"><text:span text:style-name="T6">SARI</text:span><text:span text:style-name="T6">MA</text:span></text:p>
          </draw:text-box>
        </draw:frame>
        <draw:polygon draw:style-name="gr15" draw:text-style-name="P11" draw:layer="layout" svg:width="1.231cm" svg:height="0.023cm" svg:x="5.482cm" svg:y="10.561cm" svg:viewBox="0 0 1232 24" draw:points="22,0 0,24 1232,24 1209,0">
          <text:p/>
        </draw:polygon>
        <draw:frame draw:style-name="gr36" draw:text-style-name="P13" draw:layer="layout" svg:width="0.675cm" svg:height="0.34cm" svg:x="4.46cm" svg:y="10.113cm">
          <draw:text-box>
            <text:p text:style-name="P5"><text:span text:style-name="T6">VAR</text:span></text:p>
          </draw:text-box>
        </draw:frame>
        <draw:polygon draw:style-name="gr15" draw:text-style-name="P11" draw:layer="layout" svg:width="1.007cm" svg:height="0.023cm" svg:x="6.936cm" svg:y="10.561cm" svg:viewBox="0 0 1008 24" draw:points="23,0 0,24 1008,24 986,0">
          <text:p/>
        </draw:polygon>
        <draw:frame draw:style-name="gr37" draw:text-style-name="P13" draw:layer="layout" svg:width="0.891cm" svg:height="0.34cm" svg:x="5.685cm" svg:y="10.113cm">
          <draw:text-box>
            <text:p text:style-name="P5"><text:span text:style-name="T6">LSTM</text:span></text:p>
          </draw:text-box>
        </draw:frame>
        <draw:polygon draw:style-name="gr15" draw:text-style-name="P11" draw:layer="layout" svg:width="1.544cm" svg:height="0.023cm" svg:x="8.167cm" svg:y="10.561cm" svg:viewBox="0 0 1545 24" draw:points="22,0 0,24 1545,24 1523,0">
          <text:p/>
        </draw:polygon>
        <draw:frame draw:style-name="gr38" draw:text-style-name="P13" draw:layer="layout" svg:width="0.705cm" svg:height="0.34cm" svg:x="7.128cm" svg:y="10.113cm">
          <draw:text-box>
            <text:p text:style-name="P5"><text:span text:style-name="T6">GR</text:span><text:span text:style-name="T6">U</text:span></text:p>
          </draw:text-box>
        </draw:frame>
        <draw:polygon draw:style-name="gr15" draw:text-style-name="P11" draw:layer="layout" svg:width="1.454cm" svg:height="0.023cm" svg:x="9.935cm" svg:y="10.561cm" svg:viewBox="0 0 1455 24" draw:points="22,0 0,24 1455,24 1433,0">
          <text:p/>
        </draw:polygon>
        <draw:frame draw:style-name="gr39" draw:text-style-name="P13" draw:layer="layout" svg:width="1.314cm" svg:height="0.34cm" svg:x="8.379cm" svg:y="10.113cm">
          <draw:text-box>
            <text:p text:style-name="P5"><text:span text:style-name="T6">Prophet</text:span></text:p>
          </draw:text-box>
        </draw:frame>
        <draw:polygon draw:style-name="gr15" draw:text-style-name="P11" draw:layer="layout" svg:width="1.432cm" svg:height="0.023cm" svg:x="11.613cm" svg:y="10.561cm" svg:viewBox="0 0 1433 24" draw:points="23,0 0,24 1433,24 1411,0">
          <text:p/>
        </draw:polygon>
        <draw:frame draw:style-name="gr40" draw:text-style-name="P13" draw:layer="layout" svg:width="1.204cm" svg:height="0.34cm" svg:x="10.137cm" svg:y="10.113cm">
          <draw:text-box>
            <text:p text:style-name="P5"><text:span text:style-name="T6">Pand</text:span><text:span text:style-name="T6">as</text:span></text:p>
          </draw:text-box>
        </draw:frame>
        <draw:polygon draw:style-name="gr15" draw:text-style-name="P11" draw:layer="layout" svg:width="1.186cm" svg:height="0.023cm" svg:x="13.269cm" svg:y="10.561cm" svg:viewBox="0 0 1187 24" draw:points="22,0 0,24 1187,24 1165,0">
          <text:p/>
        </draw:polygon>
        <draw:frame draw:style-name="gr41" draw:text-style-name="P13" draw:layer="layout" svg:width="1.166cm" svg:height="0.34cm" svg:x="11.814cm" svg:y="10.113cm">
          <draw:text-box>
            <text:p text:style-name="P5"><text:span text:style-name="T6">NumPy</text:span></text:p>
          </draw:text-box>
        </draw:frame>
        <draw:polygon draw:style-name="gr15" draw:text-style-name="P11" draw:layer="layout" svg:width="2.036cm" svg:height="0.023cm" svg:x="14.679cm" svg:y="10.561cm" svg:viewBox="0 0 2037 24" draw:points="22,0 0,24 2037,24 2015,0">
          <text:p/>
        </draw:polygon>
        <draw:frame draw:style-name="gr42" draw:text-style-name="P13" draw:layer="layout" svg:width="0.895cm" svg:height="0.34cm" svg:x="13.46cm" svg:y="10.113cm">
          <draw:text-box>
            <text:p text:style-name="P5"><text:span text:style-name="T6">SciPy</text:span></text:p>
          </draw:text-box>
        </draw:frame>
        <draw:polygon draw:style-name="gr15" draw:text-style-name="P11" draw:layer="layout" svg:width="2.059cm" svg:height="0.023cm" svg:x="16.939cm" svg:y="10.561cm" svg:viewBox="0 0 2060 24" draw:points="22,0 0,24 2060,24 2037,0">
          <text:p/>
        </draw:polygon>
        <draw:frame draw:style-name="gr43" draw:text-style-name="P13" draw:layer="layout" svg:width="1.86cm" svg:height="0.34cm" svg:x="14.886cm" svg:y="10.113cm">
          <draw:text-box>
            <text:p text:style-name="P5"><text:span text:style-name="T6">scikit-</text:span><text:span text:style-name="T6">learn</text:span></text:p>
          </draw:text-box>
        </draw:frame>
        <draw:polygon draw:style-name="gr15" draw:text-style-name="P11" draw:layer="layout" svg:width="1.209cm" svg:height="0.022cm" svg:x="0.872cm" svg:y="11.412cm" svg:viewBox="0 0 1210 23" draw:points="23,0 0,23 1210,23 1187,0">
          <text:p/>
        </draw:polygon>
        <draw:frame draw:style-name="gr44" draw:text-style-name="P13" draw:layer="layout" svg:width="1.894cm" svg:height="0.34cm" svg:x="17.141cm" svg:y="10.113cm">
          <draw:text-box>
            <text:p text:style-name="P5"><text:span text:style-name="T6">Ten</text:span><text:span text:style-name="T6">sor</text:span><text:span text:style-name="T6">Flo</text:span><text:span text:style-name="T6">w</text:span></text:p>
          </draw:text-box>
        </draw:frame>
        <draw:polygon draw:style-name="gr15" draw:text-style-name="P11" draw:layer="layout" svg:width="1.567cm" svg:height="0.022cm" svg:x="2.304cm" svg:y="11.412cm" svg:viewBox="0 0 1568 23" draw:points="23,0 0,23 1568,23 1545,0">
          <text:p/>
        </draw:polygon>
        <draw:frame draw:style-name="gr45" draw:text-style-name="P13" draw:layer="layout" svg:width="0.942cm" svg:height="0.34cm" svg:x="1.074cm" svg:y="10.963cm">
          <draw:text-box>
            <text:p text:style-name="P5"><text:span text:style-name="T6">Ker</text:span><text:span text:style-name="T6">as</text:span></text:p>
          </draw:text-box>
        </draw:frame>
        <draw:polygon draw:style-name="gr15" draw:text-style-name="P11" draw:layer="layout" svg:width="1.656cm" svg:height="0.022cm" svg:x="4.094cm" svg:y="11.412cm" svg:viewBox="0 0 1657 23" draw:points="23,0 0,23 1657,23 1635,0">
          <text:p/>
        </draw:polygon>
        <draw:frame draw:style-name="gr46" draw:text-style-name="P13" draw:layer="layout" svg:width="1.331cm" svg:height="0.34cm" svg:x="2.51cm" svg:y="10.963cm">
          <draw:text-box>
            <text:p text:style-name="P5"><text:span text:style-name="T6">PyT</text:span><text:span text:style-name="T6">orc</text:span><text:span text:style-name="T6">h</text:span></text:p>
          </draw:text-box>
        </draw:frame>
        <draw:polygon draw:style-name="gr15" draw:text-style-name="P11" draw:layer="layout" svg:width="1.813cm" svg:height="0.022cm" svg:x="5.974cm" svg:y="11.412cm" svg:viewBox="0 0 1814 23" draw:points="23,0 0,23 1814,23 1791,0">
          <text:p/>
        </draw:polygon>
        <draw:frame draw:style-name="gr47" draw:text-style-name="P13" draw:layer="layout" svg:width="1.403cm" svg:height="0.34cm" svg:x="4.3cm" svg:y="10.963cm">
          <draw:text-box>
            <text:p text:style-name="P5"><text:span text:style-name="T6">XG</text:span><text:span text:style-name="T6">Bo</text:span><text:span text:style-name="T6">ost</text:span></text:p>
          </draw:text-box>
        </draw:frame>
        <draw:polygon draw:style-name="gr15" draw:text-style-name="P11" draw:layer="layout" svg:width="1.142cm" svg:height="0.022cm" svg:x="8.01cm" svg:y="11.412cm" svg:viewBox="0 0 1143 23" draw:points="23,0 0,23 1143,23 1120,0">
          <text:p/>
        </draw:polygon>
        <draw:frame draw:style-name="gr48" draw:text-style-name="P13" draw:layer="layout" svg:width="1.602cm" svg:height="0.34cm" svg:x="6.172cm" svg:y="10.963cm">
          <draw:text-box>
            <text:p text:style-name="P5"><text:span text:style-name="T6">Lig</text:span><text:span text:style-name="T6">htG</text:span><text:span text:style-name="T6">BM</text:span></text:p>
          </draw:text-box>
        </draw:frame>
        <draw:polygon draw:style-name="gr15" draw:text-style-name="P11" draw:layer="layout" svg:width="1.343cm" svg:height="0.022cm" svg:x="9.375cm" svg:y="11.412cm" svg:viewBox="0 0 1344 23" draw:points="23,0 0,23 1344,23 1322,0">
          <text:p/>
        </draw:polygon>
        <draw:frame draw:style-name="gr49" draw:text-style-name="P13" draw:layer="layout" svg:width="0.857cm" svg:height="0.34cm" svg:x="8.201cm" svg:y="10.963cm">
          <draw:text-box>
            <text:p text:style-name="P5"><text:span text:style-name="T6">NL</text:span><text:span text:style-name="T6">TK</text:span></text:p>
          </draw:text-box>
        </draw:frame>
        <draw:polygon draw:style-name="gr15" draw:text-style-name="P11" draw:layer="layout" svg:width="1.477cm" svg:height="0.022cm" svg:x="10.942cm" svg:y="11.412cm" svg:viewBox="0 0 1478 23" draw:points="22,0 0,23 1478,23 1455,0">
          <text:p/>
        </draw:polygon>
        <draw:frame draw:style-name="gr50" draw:text-style-name="P13" draw:layer="layout" svg:width="1.026cm" svg:height="0.34cm" svg:x="9.576cm" svg:y="10.963cm">
          <draw:text-box>
            <text:p text:style-name="P5"><text:span text:style-name="T6">Spa</text:span><text:span text:style-name="T6">Cy</text:span></text:p>
          </draw:text-box>
        </draw:frame>
        <draw:polygon draw:style-name="gr15" draw:text-style-name="P11" draw:layer="layout" svg:width="1.857cm" svg:height="0.022cm" svg:x="12.643cm" svg:y="11.412cm" svg:viewBox="0 0 1858 23" draw:points="22,0 0,23 1858,23 1835,0">
          <text:p/>
        </draw:polygon>
        <draw:frame draw:style-name="gr51" draw:text-style-name="P13" draw:layer="layout" svg:width="1.23cm" svg:height="0.34cm" svg:x="11.137cm" svg:y="10.963cm">
          <draw:text-box>
            <text:p text:style-name="P5"><text:span text:style-name="T6">Ge</text:span><text:span text:style-name="T6">nsi</text:span><text:span text:style-name="T6">m</text:span></text:p>
          </draw:text-box>
        </draw:frame>
        <draw:polygon draw:style-name="gr15" draw:text-style-name="P11" draw:layer="layout" svg:width="1.588cm" svg:height="0.022cm" svg:x="14.724cm" svg:y="11.412cm" svg:viewBox="0 0 1589 23" draw:points="22,0 0,23 1589,23 1567,0">
          <text:p/>
        </draw:polygon>
        <draw:frame draw:style-name="gr52" draw:text-style-name="P13" draw:layer="layout" svg:width="1.691cm" svg:height="0.34cm" svg:x="12.847cm" svg:y="10.963cm">
          <draw:text-box>
            <text:p text:style-name="P5"><text:span text:style-name="T6">Mat</text:span><text:span text:style-name="T6">plo</text:span><text:span text:style-name="T6">tlib</text:span></text:p>
          </draw:text-box>
        </draw:frame>
        <draw:polygon draw:style-name="gr15" draw:text-style-name="P11" draw:layer="layout" svg:width="1.231cm" svg:height="0.022cm" svg:x="16.536cm" svg:y="11.412cm" svg:viewBox="0 0 1232 23" draw:points="22,0 0,23 1232,23 1209,0">
          <text:p/>
        </draw:polygon>
        <draw:frame draw:style-name="gr53" draw:text-style-name="P13" draw:layer="layout" svg:width="1.369cm" svg:height="0.34cm" svg:x="14.923cm" svg:y="10.963cm">
          <draw:text-box>
            <text:p text:style-name="P5"><text:span text:style-name="T6">Sea</text:span><text:span text:style-name="T6">bor</text:span><text:span text:style-name="T6">n</text:span></text:p>
          </draw:text-box>
        </draw:frame>
        <draw:polygon draw:style-name="gr15" draw:text-style-name="P11" draw:layer="layout" svg:width="1.118cm" svg:height="0.022cm" svg:x="17.991cm" svg:y="11.412cm" svg:viewBox="0 0 1119 23" draw:points="22,0 0,23 1119,23 1097,0">
          <text:p/>
        </draw:polygon>
        <draw:frame draw:style-name="gr54" draw:text-style-name="P13" draw:layer="layout" svg:width="0.95cm" svg:height="0.34cm" svg:x="16.746cm" svg:y="10.963cm">
          <draw:text-box>
            <text:p text:style-name="P5"><text:span text:style-name="T6">Plo</text:span><text:span text:style-name="T6">tly</text:span></text:p>
          </draw:text-box>
        </draw:frame>
        <draw:polygon draw:style-name="gr15" draw:text-style-name="P11" draw:layer="layout" svg:width="2.417cm" svg:height="0.022cm" svg:x="0.872cm" svg:y="12.262cm" svg:viewBox="0 0 2418 23" draw:points="23,0 0,23 2418,23 2396,0">
          <text:p/>
        </draw:polygon>
        <draw:frame draw:style-name="gr55" draw:text-style-name="P13" draw:layer="layout" svg:width="0.823cm" svg:height="0.34cm" svg:x="18.185cm" svg:y="10.963cm">
          <draw:text-box>
            <text:p text:style-name="P5"><text:span text:style-name="T6">Das</text:span><text:span text:style-name="T6">h</text:span></text:p>
          </draw:text-box>
        </draw:frame>
        <draw:polygon draw:style-name="gr15" draw:text-style-name="P11" draw:layer="layout" svg:width="1.745cm" svg:height="0.022cm" svg:x="3.513cm" svg:y="12.262cm" svg:viewBox="0 0 1746 23" draw:points="22,0 0,23 1746,23 1724,0">
          <text:p/>
        </draw:polygon>
        <draw:frame draw:style-name="gr56" draw:text-style-name="P13" draw:layer="layout" svg:width="2.335cm" svg:height="0.34cm" svg:x="1.074cm" svg:y="11.814cm">
          <draw:text-box>
            <text:p text:style-name="P5"><text:span text:style-name="T6">Bea</text:span><text:span text:style-name="T6">utif</text:span><text:span text:style-name="T6">ulS</text:span><text:span text:style-name="T6">ou</text:span><text:span text:style-name="T6">p</text:span></text:p>
          </draw:text-box>
        </draw:frame>
        <draw:polygon draw:style-name="gr15" draw:text-style-name="P11" draw:layer="layout" svg:width="1.387cm" svg:height="0.022cm" svg:x="5.482cm" svg:y="12.262cm" svg:viewBox="0 0 1388 23" draw:points="22,0 0,23 1388,23 1366,0">
          <text:p/>
        </draw:polygon>
        <draw:frame draw:style-name="gr57" draw:text-style-name="P13" draw:layer="layout" svg:width="1.526cm" svg:height="0.34cm" svg:x="3.715cm" svg:y="11.814cm">
          <draw:text-box>
            <text:p text:style-name="P5"><text:span text:style-name="T6">Req</text:span><text:span text:style-name="T6">ues</text:span><text:span text:style-name="T6">ts</text:span></text:p>
          </draw:text-box>
        </draw:frame>
        <draw:polygon draw:style-name="gr15" draw:text-style-name="P11" draw:layer="layout" svg:width="1.857cm" svg:height="0.022cm" svg:x="7.093cm" svg:y="12.262cm" svg:viewBox="0 0 1858 23" draw:points="22,0 0,23 1858,23 1836,0">
          <text:p/>
        </draw:polygon>
        <draw:frame draw:style-name="gr58" draw:text-style-name="P13" draw:layer="layout" svg:width="1.128cm" svg:height="0.34cm" svg:x="5.68cm" svg:y="11.814cm">
          <draw:text-box>
            <text:p text:style-name="P5"><text:span text:style-name="T6">Scr</text:span><text:span text:style-name="T6">apy</text:span></text:p>
          </draw:text-box>
        </draw:frame>
        <draw:polygon draw:style-name="gr15" draw:text-style-name="P11" draw:layer="layout" svg:width="0.85cm" svg:height="0.022cm" svg:x="9.174cm" svg:y="12.262cm" svg:viewBox="0 0 851 23" draw:points="22,0 0,23 851,23 829,0">
          <text:p/>
        </draw:polygon>
        <draw:frame draw:style-name="gr59" draw:text-style-name="P13" draw:layer="layout" svg:width="1.661cm" svg:height="0.34cm" svg:x="7.301cm" svg:y="11.814cm">
          <draw:text-box>
            <text:p text:style-name="P5"><text:span text:style-name="T6">IBM </text:span><text:span text:style-name="T6">Clo</text:span><text:span text:style-name="T6">ud</text:span></text:p>
          </draw:text-box>
        </draw:frame>
        <draw:polygon draw:style-name="gr15" draw:text-style-name="P11" draw:layer="layout" svg:width="1.164cm" svg:height="0.022cm" svg:x="10.248cm" svg:y="12.262cm" svg:viewBox="0 0 1165 23" draw:points="23,0 0,23 1165,23 1142,0">
          <text:p/>
        </draw:polygon>
        <draw:frame draw:style-name="gr60" draw:text-style-name="P13" draw:layer="layout" svg:width="0.527cm" svg:height="0.34cm" svg:x="9.377cm" svg:y="11.814cm">
          <draw:text-box>
            <text:p text:style-name="P5"><text:span text:style-name="T6">Pig</text:span></text:p>
          </draw:text-box>
        </draw:frame>
        <draw:polygon draw:style-name="gr15" draw:text-style-name="P11" draw:layer="layout" svg:width="1.23cm" svg:height="0.022cm" svg:x="11.636cm" svg:y="12.262cm" svg:viewBox="0 0 1231 23" draw:points="22,0 0,23 1231,23 1209,0">
          <text:p/>
        </draw:polygon>
        <draw:frame draw:style-name="gr61" draw:text-style-name="P13" draw:layer="layout" svg:width="0.861cm" svg:height="0.34cm" svg:x="10.456cm" svg:y="11.814cm">
          <draw:text-box>
            <text:p text:style-name="P5"><text:span text:style-name="T6">SS</text:span><text:span text:style-name="T6">RS</text:span></text:p>
          </draw:text-box>
        </draw:frame>
        <draw:polygon draw:style-name="gr15" draw:text-style-name="P11" draw:layer="layout" svg:width="5.773cm" svg:height="0.022cm" svg:x="13.09cm" svg:y="12.262cm" svg:viewBox="0 0 5774 23" draw:points="22,0 0,23 5774,23 5752,0">
          <text:p/>
        </draw:polygon>
        <draw:frame draw:style-name="gr62" draw:text-style-name="P13" draw:layer="layout" svg:width="0.959cm" svg:height="0.34cm" svg:x="11.845cm" svg:y="11.814cm">
          <draw:text-box>
            <text:p text:style-name="P5"><text:span text:style-name="T6">Spa</text:span><text:span text:style-name="T6">rk</text:span></text:p>
          </draw:text-box>
        </draw:frame>
        <draw:frame draw:style-name="gr63" draw:text-style-name="P13" draw:layer="layout" svg:width="5.239cm" svg:height="0.34cm" svg:x="13.303cm" svg:y="11.814cm">
          <draw:text-box>
            <text:p text:style-name="P5"><text:span text:style-name="T6">Co</text:span><text:span text:style-name="T6">nvo</text:span><text:span text:style-name="T6">luti</text:span><text:span text:style-name="T6">ona</text:span><text:span text:style-name="T6">l </text:span><text:span text:style-name="T6">Ne</text:span><text:span text:style-name="T6">ura</text:span><text:span text:style-name="T6">l </text:span><text:span text:style-name="T6">Net</text:span><text:span text:style-name="T6">wor</text:span><text:span text:style-name="T6">ks </text:span></text:p>
          </draw:text-box>
        </draw:frame>
        <draw:polygon draw:style-name="gr15" draw:text-style-name="P11" draw:layer="layout" svg:width="5.169cm" svg:height="0.023cm" svg:x="0.872cm" svg:y="13.112cm" svg:viewBox="0 0 5170 24" draw:points="23,0 0,24 5170,24 5148,0">
          <text:p/>
        </draw:polygon>
        <draw:frame draw:style-name="gr64" draw:text-style-name="P13" draw:layer="layout" svg:width="0.709cm" svg:height="0.34cm" svg:x="17.905cm" svg:y="11.814cm">
          <draw:text-box>
            <text:p text:style-name="P5"><text:span text:style-name="T6">CN</text:span><text:span text:style-name="T6">N</text:span></text:p>
          </draw:text-box>
        </draw:frame>
        <draw:frame draw:style-name="gr65" draw:text-style-name="P13" draw:layer="layout" svg:width="4.608cm" svg:height="0.34cm" svg:x="1.074cm" svg:y="12.664cm">
          <draw:text-box>
            <text:p text:style-name="P5"><text:span text:style-name="T6">Rec</text:span><text:span text:style-name="T6">urr</text:span><text:span text:style-name="T6">ent </text:span><text:span text:style-name="T6">Ne</text:span><text:span text:style-name="T6">ura</text:span><text:span text:style-name="T6">l </text:span><text:span text:style-name="T6">Net</text:span><text:span text:style-name="T6">wor</text:span><text:span text:style-name="T6">ks </text:span></text:p>
          </draw:text-box>
        </draw:frame>
        <draw:polygon draw:style-name="gr15" draw:text-style-name="P11" draw:layer="layout" svg:width="2.439cm" svg:height="0.023cm" svg:x="6.265cm" svg:y="13.112cm" svg:viewBox="0 0 2440 24" draw:points="22,0 0,24 2440,24 2418,0">
          <text:p/>
        </draw:polygon>
        <draw:frame draw:style-name="gr66" draw:text-style-name="P13" draw:layer="layout" svg:width="0.717cm" svg:height="0.34cm" svg:x="5.113cm" svg:y="12.664cm">
          <draw:text-box>
            <text:p text:style-name="P5"><text:span text:style-name="T6">RN</text:span><text:span text:style-name="T6">N</text:span></text:p>
          </draw:text-box>
        </draw:frame>
        <draw:polygon draw:style-name="gr15" draw:text-style-name="P11" draw:layer="layout" svg:width="1.589cm" svg:height="0.023cm" svg:x="8.928cm" svg:y="13.112cm" svg:viewBox="0 0 1590 24" draw:points="22,0 0,24 1590,24 1567,0">
          <text:p/>
        </draw:polygon>
        <draw:frame draw:style-name="gr67" draw:text-style-name="P13" draw:layer="layout" svg:width="2.275cm" svg:height="0.34cm" svg:x="6.477cm" svg:y="12.664cm">
          <draw:text-box>
            <text:p text:style-name="P5"><text:span text:style-name="T6">Aut</text:span><text:span text:style-name="T6">oen</text:span><text:span text:style-name="T6">cod</text:span><text:span text:style-name="T6">ers</text:span></text:p>
          </draw:text-box>
        </draw:frame>
        <draw:polygon draw:style-name="gr15" draw:text-style-name="P11" draw:layer="layout" svg:width="1.97cm" svg:height="0.023cm" svg:x="10.74cm" svg:y="13.112cm" svg:viewBox="0 0 1971 24" draw:points="23,0 0,24 1971,24 1948,0">
          <text:p/>
        </draw:polygon>
        <draw:frame draw:style-name="gr68" draw:text-style-name="P13" draw:layer="layout" svg:width="1.365cm" svg:height="0.34cm" svg:x="9.137cm" svg:y="12.664cm">
          <draw:text-box>
            <text:p text:style-name="P5"><text:span text:style-name="T6">Po</text:span><text:span text:style-name="T6">wer</text:span><text:span text:style-name="T6">BI</text:span></text:p>
          </draw:text-box>
        </draw:frame>
        <draw:polygon draw:style-name="gr15" draw:text-style-name="P11" draw:layer="layout" svg:width="6.624cm" svg:height="0.023cm" svg:x="12.933cm" svg:y="13.112cm" svg:viewBox="0 0 6625 24" draw:points="23,0 0,24 6625,24 6603,0">
          <text:p/>
        </draw:polygon>
        <draw:frame draw:style-name="gr69" draw:text-style-name="P13" draw:layer="layout" svg:width="1.797cm" svg:height="0.34cm" svg:x="10.934cm" svg:y="12.664cm">
          <draw:text-box>
            <text:p text:style-name="P5"><text:span text:style-name="T6">Qui</text:span><text:span text:style-name="T6">ckS</text:span><text:span text:style-name="T6">igh</text:span><text:span text:style-name="T6">t</text:span></text:p>
          </draw:text-box>
        </draw:frame>
        <draw:frame draw:style-name="gr70" draw:text-style-name="P13" draw:layer="layout" svg:width="4.307cm" svg:height="0.34cm" svg:x="13.137cm" svg:y="12.664cm">
          <draw:text-box>
            <text:p text:style-name="P5"><text:span text:style-name="T6">Lon</text:span><text:span text:style-name="T6">g </text:span><text:span text:style-name="T6">Sh</text:span><text:span text:style-name="T6">ort-</text:span><text:span text:style-name="T6">Ter</text:span><text:span text:style-name="T6">m </text:span><text:span text:style-name="T6">Me</text:span><text:span text:style-name="T6">mo</text:span><text:span text:style-name="T6">ry </text:span></text:p>
          </draw:text-box>
        </draw:frame>
        <draw:polygon draw:style-name="gr15" draw:text-style-name="P11" draw:layer="layout" svg:width="2.059cm" svg:height="0.022cm" svg:x="0.872cm" svg:y="13.963cm" svg:viewBox="0 0 2060 23" draw:points="23,0 0,23 2060,23 2038,0">
          <text:p/>
        </draw:polygon>
        <draw:frame draw:style-name="gr71" draw:text-style-name="P13" draw:layer="layout" svg:width="2.661cm" svg:height="0.34cm" svg:x="16.988cm" svg:y="12.664cm">
          <draw:text-box>
            <text:p text:style-name="P5"><text:span text:style-name="T6">LST</text:span><text:span text:style-name="T6">M <text:s/></text:span><text:span text:style-name="T6">Net</text:span><text:span text:style-name="T6">wor</text:span><text:span text:style-name="T6">ks</text:span></text:p>
          </draw:text-box>
        </draw:frame>
        <draw:polygon draw:style-name="gr15" draw:text-style-name="P11" draw:layer="layout" svg:width="5.773cm" svg:height="0.022cm" svg:x="3.155cm" svg:y="13.963cm" svg:viewBox="0 0 5774 23" draw:points="22,0 0,23 5774,23 5752,0">
          <text:p/>
        </draw:polygon>
        <draw:frame draw:style-name="gr72" draw:text-style-name="P13" draw:layer="layout" svg:width="1.903cm" svg:height="0.34cm" svg:x="1.074cm" svg:y="13.514cm">
          <draw:text-box>
            <text:p text:style-name="P5"><text:span text:style-name="T6">Ku</text:span><text:span text:style-name="T6">ber</text:span><text:span text:style-name="T6">net</text:span><text:span text:style-name="T6">es</text:span></text:p>
          </draw:text-box>
        </draw:frame>
        <draw:frame draw:style-name="gr73" draw:text-style-name="P13" draw:layer="layout" svg:width="3.617cm" svg:height="0.34cm" svg:x="3.353cm" svg:y="13.514cm">
          <draw:text-box>
            <text:p text:style-name="P5"><text:span text:style-name="T6">Gat</text:span><text:span text:style-name="T6">ed </text:span><text:span text:style-name="T6">Rec</text:span><text:span text:style-name="T6">urr</text:span><text:span text:style-name="T6">ent </text:span><text:span text:style-name="T6">Uni</text:span><text:span text:style-name="T6">t </text:span></text:p>
          </draw:text-box>
        </draw:frame>
        <draw:polygon draw:style-name="gr15" draw:text-style-name="P11" draw:layer="layout" svg:width="1.499cm" svg:height="0.022cm" svg:x="9.152cm" svg:y="13.963cm" svg:viewBox="0 0 1500 23" draw:points="22,0 0,23 1500,23 1478,0">
          <text:p/>
        </draw:polygon>
        <draw:frame draw:style-name="gr74" draw:text-style-name="P13" draw:layer="layout" svg:width="2.474cm" svg:height="0.34cm" svg:x="6.532cm" svg:y="13.514cm">
          <draw:text-box>
            <text:p text:style-name="P5"><text:span text:style-name="T6">GR</text:span><text:span text:style-name="T6">U <text:s/></text:span><text:span text:style-name="T6">Net</text:span><text:span text:style-name="T6">wor</text:span><text:span text:style-name="T6">ks</text:span></text:p>
          </draw:text-box>
        </draw:frame>
        <draw:polygon draw:style-name="gr15" draw:text-style-name="P11" draw:layer="layout" svg:width="5.035cm" svg:height="0.022cm" svg:x="10.875cm" svg:y="13.963cm" svg:viewBox="0 0 5036 23" draw:points="22,0 0,23 5036,23 5013,0">
          <text:p/>
        </draw:polygon>
        <draw:frame draw:style-name="gr75" draw:text-style-name="P13" draw:layer="layout" svg:width="1.259cm" svg:height="0.34cm" svg:x="9.344cm" svg:y="13.514cm">
          <draw:text-box>
            <text:p text:style-name="P5"><text:span text:style-name="T6">Ha</text:span><text:span text:style-name="T6">do</text:span><text:span text:style-name="T6">op</text:span></text:p>
          </draw:text-box>
        </draw:frame>
        <draw:frame draw:style-name="gr76" draw:text-style-name="P13" draw:layer="layout" svg:width="4.371cm" svg:height="0.34cm" svg:x="11.082cm" svg:y="13.514cm">
          <draw:text-box>
            <text:p text:style-name="P5"><text:span text:style-name="T6">Arti</text:span><text:span text:style-name="T6">fici</text:span><text:span text:style-name="T6">al </text:span><text:span text:style-name="T6">Ne</text:span><text:span text:style-name="T6">ura</text:span><text:span text:style-name="T6">l </text:span><text:span text:style-name="T6">Net</text:span><text:span text:style-name="T6">wor</text:span><text:span text:style-name="T6">ks </text:span></text:p>
          </draw:text-box>
        </draw:frame>
        <draw:polygon draw:style-name="gr15" draw:text-style-name="P11" draw:layer="layout" svg:width="1.186cm" svg:height="0.022cm" svg:x="16.133cm" svg:y="13.963cm" svg:viewBox="0 0 1187 23" draw:points="23,0 0,23 1187,23 1165,0">
          <text:p/>
        </draw:polygon>
        <draw:frame draw:style-name="gr66" draw:text-style-name="P13" draw:layer="layout" svg:width="0.717cm" svg:height="0.34cm" svg:x="14.934cm" svg:y="13.514cm">
          <draw:text-box>
            <text:p text:style-name="P5"><text:span text:style-name="T6">AN</text:span><text:span text:style-name="T6">N</text:span></text:p>
          </draw:text-box>
        </draw:frame>
        <draw:polygon draw:style-name="gr15" draw:text-style-name="P11" draw:layer="layout" svg:width="6.064cm" svg:height="0.022cm" svg:x="0.872cm" svg:y="14.813cm" svg:viewBox="0 0 6065 23" draw:points="23,0 0,23 6065,23 6043,0">
          <text:p/>
        </draw:polygon>
        <draw:frame draw:style-name="gr77" draw:text-style-name="P13" draw:layer="layout" svg:width="0.921cm" svg:height="0.34cm" svg:x="16.325cm" svg:y="13.514cm">
          <draw:text-box>
            <text:p text:style-name="P5"><text:span text:style-name="T6">Shi</text:span><text:span text:style-name="T6">ny</text:span></text:p>
          </draw:text-box>
        </draw:frame>
        <draw:frame draw:style-name="gr78" draw:text-style-name="P13" draw:layer="layout" svg:width="5.577cm" svg:height="0.34cm" svg:x="1.074cm" svg:y="14.365cm">
          <draw:text-box>
            <text:p text:style-name="P5"><text:span text:style-name="T6">Ge</text:span><text:span text:style-name="T6">ner</text:span><text:span text:style-name="T6">ativ</text:span><text:span text:style-name="T6">e </text:span><text:span text:style-name="T6">Ad</text:span><text:span text:style-name="T6">ver</text:span><text:span text:style-name="T6">sari</text:span><text:span text:style-name="T6">al </text:span><text:span text:style-name="T6">Net</text:span><text:span text:style-name="T6">wor</text:span><text:span text:style-name="T6">ks </text:span></text:p>
          </draw:text-box>
        </draw:frame>
        <draw:polygon draw:style-name="gr15" draw:text-style-name="P11" draw:layer="layout" svg:width="5.08cm" svg:height="0.022cm" svg:x="7.16cm" svg:y="14.813cm" svg:viewBox="0 0 5081 23" draw:points="23,0 0,23 5081,23 5058,0">
          <text:p/>
        </draw:polygon>
        <draw:frame draw:style-name="gr79" draw:text-style-name="P13" draw:layer="layout" svg:width="0.713cm" svg:height="0.34cm" svg:x="5.965cm" svg:y="14.365cm">
          <draw:text-box>
            <text:p text:style-name="P5"><text:span text:style-name="T6">GA</text:span><text:span text:style-name="T6">N</text:span></text:p>
          </draw:text-box>
        </draw:frame>
        <draw:frame draw:style-name="gr80" draw:text-style-name="P13" draw:layer="layout" svg:width="3.418cm" svg:height="0.34cm" svg:x="7.357cm" svg:y="14.365cm">
          <draw:text-box>
            <text:p text:style-name="P5"><text:span text:style-name="T6">Tra</text:span><text:span text:style-name="T6">nsf</text:span><text:span text:style-name="T6">or</text:span><text:span text:style-name="T6">mer </text:span><text:span text:style-name="T6">Mo</text:span><text:span text:style-name="T6">del</text:span><text:span text:style-name="T6">s </text:span></text:p>
          </draw:text-box>
        </draw:frame>
        <draw:polygon draw:style-name="gr15" draw:text-style-name="P11" draw:layer="layout" svg:width="1.119cm" svg:height="0.022cm" svg:x="12.463cm" svg:y="14.813cm" svg:viewBox="0 0 1120 23" draw:points="23,0 0,23 1120,23 1098,0">
          <text:p/>
        </draw:polygon>
        <draw:frame draw:style-name="gr81" draw:text-style-name="P13" draw:layer="layout" svg:width="1.717cm" svg:height="0.34cm" svg:x="10.424cm" svg:y="14.365cm">
          <draw:text-box>
            <text:p text:style-name="P5"><text:span text:style-name="T6">BE</text:span><text:span text:style-name="T6">RT, </text:span><text:span text:style-name="T6">GP</text:span><text:span text:style-name="T6">T</text:span></text:p>
          </draw:text-box>
        </draw:frame>
        <draw:polygon draw:style-name="gr15" draw:text-style-name="P11" draw:layer="layout" svg:width="1.32cm" svg:height="0.022cm" svg:x="13.806cm" svg:y="14.813cm" svg:viewBox="0 0 1321 23" draw:points="22,0 0,23 1321,23 1299,0">
          <text:p/>
        </draw:polygon>
        <draw:frame draw:style-name="gr82" draw:text-style-name="P13" draw:layer="layout" svg:width="0.832cm" svg:height="0.34cm" svg:x="12.665cm" svg:y="14.365cm">
          <draw:text-box>
            <text:p text:style-name="P5"><text:span text:style-name="T6">D3.</text:span><text:span text:style-name="T6">js</text:span></text:p>
          </draw:text-box>
        </draw:frame>
        <draw:polygon draw:style-name="gr15" draw:text-style-name="P11" draw:layer="layout" svg:width="4.207cm" svg:height="0.022cm" svg:x="15.35cm" svg:y="14.813cm" svg:viewBox="0 0 4208 23" draw:points="22,0 0,23 4208,23 4186,0">
          <text:p/>
        </draw:polygon>
        <draw:frame draw:style-name="gr50" draw:text-style-name="P13" draw:layer="layout" svg:width="1.026cm" svg:height="0.34cm" svg:x="14.018cm" svg:y="14.365cm">
          <draw:text-box>
            <text:p text:style-name="P5"><text:span text:style-name="T6">Sq</text:span><text:span text:style-name="T6">oo</text:span><text:span text:style-name="T6">p</text:span></text:p>
          </draw:text-box>
        </draw:frame>
        <draw:polygon draw:style-name="gr15" draw:text-style-name="P11" draw:layer="layout" svg:width="1.499cm" svg:height="0.023cm" svg:x="0.872cm" svg:y="15.663cm" svg:viewBox="0 0 1500 24" draw:points="23,0 0,24 1500,24 1478,0">
          <text:p/>
        </draw:polygon>
        <draw:frame draw:style-name="gr83" draw:text-style-name="P13" draw:layer="layout" svg:width="4.379cm" svg:height="0.34cm" svg:x="15.561cm" svg:y="14.365cm">
          <draw:text-box>
            <text:p text:style-name="P5"><text:span text:style-name="T6">Reg</text:span><text:span text:style-name="T6">ula</text:span><text:span text:style-name="T6">riza</text:span><text:span text:style-name="T6">tio</text:span><text:span text:style-name="T6">n </text:span><text:span text:style-name="T6">Tec</text:span><text:span text:style-name="T6">hni</text:span><text:span text:style-name="T6">que</text:span><text:span text:style-name="T6">s</text:span></text:p>
          </draw:text-box>
        </draw:frame>
        <draw:polygon draw:style-name="gr15" draw:text-style-name="P11" draw:layer="layout" svg:width="3.804cm" svg:height="0.023cm" svg:x="2.595cm" svg:y="15.663cm" svg:viewBox="0 0 3805 24" draw:points="23,0 0,24 3805,24 3783,0">
          <text:p/>
        </draw:polygon>
        <draw:frame draw:style-name="gr84" draw:text-style-name="P13" draw:layer="layout" svg:width="1.268cm" svg:height="0.34cm" svg:x="1.074cm" svg:y="15.215cm">
          <draw:text-box>
            <text:p text:style-name="P5"><text:span text:style-name="T6">gg</text:span><text:span text:style-name="T6">plo</text:span><text:span text:style-name="T6">t2</text:span></text:p>
          </draw:text-box>
        </draw:frame>
        <draw:polygon draw:style-name="gr15" draw:text-style-name="P11" draw:layer="layout" svg:width="2.931cm" svg:height="0.023cm" svg:x="6.623cm" svg:y="15.663cm" svg:viewBox="0 0 2932 24" draw:points="22,0 0,24 2932,24 2910,0">
          <text:p/>
        </draw:polygon>
        <draw:frame draw:style-name="gr85" draw:text-style-name="P13" draw:layer="layout" svg:width="3.956cm" svg:height="0.34cm" svg:x="2.807cm" svg:y="15.215cm">
          <draw:text-box>
            <text:p text:style-name="P5"><text:span text:style-name="T6">Hy</text:span><text:span text:style-name="T6">per</text:span><text:span text:style-name="T6">par</text:span><text:span text:style-name="T6">am</text:span><text:span text:style-name="T6">ete</text:span><text:span text:style-name="T6">r </text:span><text:span text:style-name="T6">Tu</text:span><text:span text:style-name="T6">nin</text:span><text:span text:style-name="T6">g</text:span></text:p>
          </draw:text-box>
        </draw:frame>
        <draw:polygon draw:style-name="gr15" draw:text-style-name="P11" draw:layer="layout" svg:width="1.522cm" svg:height="0.023cm" svg:x="9.778cm" svg:y="15.663cm" svg:viewBox="0 0 1523 24" draw:points="23,0 0,24 1523,24 1501,0">
          <text:p/>
        </draw:polygon>
        <draw:frame draw:style-name="gr86" draw:text-style-name="P13" draw:layer="layout" svg:width="2.948cm" svg:height="0.34cm" svg:x="6.824cm" svg:y="15.215cm">
          <draw:text-box>
            <text:p text:style-name="P5"><text:span text:style-name="T6">Tra</text:span><text:span text:style-name="T6">nsf</text:span><text:span text:style-name="T6">er </text:span><text:span text:style-name="T6">Lea</text:span><text:span text:style-name="T6">rni</text:span><text:span text:style-name="T6">ng</text:span></text:p>
          </draw:text-box>
        </draw:frame>
        <draw:polygon draw:style-name="gr15" draw:text-style-name="P11" draw:layer="layout" svg:width="1.051cm" svg:height="0.023cm" svg:x="11.524cm" svg:y="15.663cm" svg:viewBox="0 0 1052 24" draw:points="22,0 0,24 1052,24 1030,0">
          <text:p/>
        </draw:polygon>
        <draw:frame draw:style-name="gr39" draw:text-style-name="P13" draw:layer="layout" svg:width="1.314cm" svg:height="0.34cm" svg:x="9.975cm" svg:y="15.215cm">
          <draw:text-box>
            <text:p text:style-name="P5"><text:span text:style-name="T6">Tab</text:span><text:span text:style-name="T6">lea</text:span><text:span text:style-name="T6">u</text:span></text:p>
          </draw:text-box>
        </draw:frame>
        <draw:polygon draw:style-name="gr15" draw:text-style-name="P11" draw:layer="layout" svg:width="1.208cm" svg:height="0.023cm" svg:x="12.799cm" svg:y="15.663cm" svg:viewBox="0 0 1209 24" draw:points="23,0 0,24 1209,24 1187,0">
          <text:p/>
        </draw:polygon>
        <draw:frame draw:style-name="gr87" draw:text-style-name="P13" draw:layer="layout" svg:width="0.739cm" svg:height="0.34cm" svg:x="11.73cm" svg:y="15.215cm">
          <draw:text-box>
            <text:p text:style-name="P5"><text:span text:style-name="T6">Hiv</text:span><text:span text:style-name="T6">e</text:span></text:p>
          </draw:text-box>
        </draw:frame>
        <draw:polygon draw:style-name="gr15" draw:text-style-name="P11" draw:layer="layout" svg:width="4.588cm" svg:height="0.023cm" svg:x="14.231cm" svg:y="15.663cm" svg:viewBox="0 0 4589 24" draw:points="23,0 0,24 4589,24 4566,0">
          <text:p/>
        </draw:polygon>
        <draw:frame draw:style-name="gr88" draw:text-style-name="P13" draw:layer="layout" svg:width="0.946cm" svg:height="0.34cm" svg:x="12.992cm" svg:y="15.215cm">
          <draw:text-box>
            <text:p text:style-name="P5"><text:span text:style-name="T6">Kaf</text:span><text:span text:style-name="T6">ka</text:span></text:p>
          </draw:text-box>
        </draw:frame>
        <draw:frame draw:style-name="gr89" draw:text-style-name="P13" draw:layer="layout" svg:width="3.732cm" svg:height="0.34cm" svg:x="14.439cm" svg:y="15.215cm">
          <draw:text-box>
            <text:p text:style-name="P5"><text:span text:style-name="T6">Am</text:span><text:span text:style-name="T6">azo</text:span><text:span text:style-name="T6">n </text:span><text:span text:style-name="T6">We</text:span><text:span text:style-name="T6">b </text:span><text:span text:style-name="T6">Ser</text:span><text:span text:style-name="T6">vic</text:span><text:span text:style-name="T6">es </text:span></text:p>
          </draw:text-box>
        </draw:frame>
        <draw:polygon draw:style-name="gr15" draw:text-style-name="P11" draw:layer="layout" svg:width="2.685cm" svg:height="0.022cm" svg:x="0.872cm" svg:y="16.514cm" svg:viewBox="0 0 2686 23" draw:points="23,0 0,23 2686,23 2664,0">
          <text:p/>
        </draw:polygon>
        <draw:frame draw:style-name="gr90" draw:text-style-name="P13" draw:layer="layout" svg:width="0.76cm" svg:height="0.34cm" svg:x="17.822cm" svg:y="15.215cm">
          <draw:text-box>
            <text:p text:style-name="P5"><text:span text:style-name="T6">AW</text:span><text:span text:style-name="T6">S</text:span></text:p>
          </draw:text-box>
        </draw:frame>
        <draw:polygon draw:style-name="gr15" draw:text-style-name="P11" draw:layer="layout" svg:width="3.625cm" svg:height="0.022cm" svg:x="3.781cm" svg:y="16.514cm" svg:viewBox="0 0 3626 23" draw:points="23,0 0,23 3626,23 3604,0">
          <text:p/>
        </draw:polygon>
        <draw:frame draw:style-name="gr91" draw:text-style-name="P13" draw:layer="layout" svg:width="2.597cm" svg:height="0.34cm" svg:x="1.074cm" svg:y="16.065cm">
          <draw:text-box>
            <text:p text:style-name="P5"><text:span text:style-name="T6">Mic</text:span><text:span text:style-name="T6">ros</text:span><text:span text:style-name="T6">oft </text:span><text:span text:style-name="T6">Azu</text:span><text:span text:style-name="T6">re</text:span></text:p>
          </draw:text-box>
        </draw:frame>
        <draw:polygon draw:style-name="gr7" draw:text-style-name="P8" draw:layer="layout" svg:width="19.289cm" svg:height="0.067cm" svg:x="0.872cm" svg:y="17.431cm" svg:viewBox="0 0 19290 68" draw:points="0,0 19290,0 19290,68 0,68">
          <text:p/>
        </draw:polygon>
        <draw:frame draw:style-name="gr92" draw:text-style-name="P13" draw:layer="layout" svg:width="3.715cm" svg:height="0.34cm" svg:x="3.991cm" svg:y="16.065cm">
          <draw:text-box>
            <text:p text:style-name="P5"><text:span text:style-name="T6">Go</text:span><text:span text:style-name="T6">ogl</text:span><text:span text:style-name="T6">e </text:span><text:span text:style-name="T6">Clo</text:span><text:span text:style-name="T6">ud </text:span><text:span text:style-name="T6">Pla</text:span><text:span text:style-name="T6">tfor</text:span><text:span text:style-name="T6">m</text:span></text:p>
          </draw:text-box>
        </draw:frame>
        <draw:frame draw:style-name="gr93" draw:text-style-name="P9" draw:layer="layout" svg:width="2.512cm" svg:height="0.467cm" svg:x="0.873cm" svg:y="16.946cm">
          <draw:text-box>
            <text:p text:style-name="P5"><text:span text:style-name="T3">EX</text:span><text:span text:style-name="T3">PE</text:span><text:span text:style-name="T3">RIE</text:span><text:span text:style-name="T3">NC</text:span><text:span text:style-name="T3">E</text:span></text:p>
          </draw:text-box>
        </draw:frame>
        <draw:frame draw:style-name="gr94" draw:text-style-name="P14" draw:layer="layout" svg:width="3.778cm" svg:height="0.42cm" svg:x="0.873cm" svg:y="17.614cm">
          <draw:text-box>
            <text:p text:style-name="P5"><text:span text:style-name="T7">Se</text:span><text:span text:style-name="T7">nio</text:span><text:span text:style-name="T7">r </text:span><text:span text:style-name="T7">Dat</text:span><text:span text:style-name="T7">a </text:span><text:span text:style-name="T7">Sci</text:span><text:span text:style-name="T7">ent</text:span><text:span text:style-name="T7">ist</text:span></text:p>
          </draw:text-box>
        </draw:frame>
        <draw:frame draw:style-name="gr95" draw:text-style-name="P13" draw:layer="layout" svg:width="1.242cm" svg:height="0.34cm" svg:x="0.873cm" svg:y="18.146cm">
          <draw:text-box>
            <text:p text:style-name="P5"><text:span text:style-name="T8">Agi</text:span><text:span text:style-name="T8">le1</text:span><text:span text:style-name="T8">7</text:span></text:p>
          </draw:text-box>
        </draw:frame>
        <draw:frame draw:style-name="gr96" draw:text-style-name="P15" draw:layer="layout" svg:width="0.705cm" svg:height="0.289cm" svg:x="1.275cm" svg:y="18.591cm">
          <draw:text-box>
            <text:p text:style-name="P5"><text:span text:style-name="T9">202</text:span><text:span text:style-name="T9">1 </text:span></text:p>
          </draw:text-box>
        </draw:frame>
        <draw:frame draw:style-name="gr97" draw:text-style-name="P15" draw:layer="layout" svg:width="1.09cm" svg:height="0.289cm" svg:x="2.024cm" svg:y="18.591cm">
          <draw:text-box>
            <text:p text:style-name="P5"><text:span text:style-name="T9"><text:s/></text:span><text:span text:style-name="T9">Pres</text:span><text:span text:style-name="T9">ent </text:span></text:p>
          </draw:text-box>
        </draw:frame>
        <draw:frame draw:style-name="gr98" draw:text-style-name="P15" draw:layer="layout" svg:width="1.67cm" svg:height="0.289cm" svg:x="3.747cm" svg:y="18.591cm">
          <draw:text-box>
            <text:p text:style-name="P5"><text:span text:style-name="T9">Unit</text:span><text:span text:style-name="T9">ed </text:span><text:span text:style-name="T9">Stat</text:span><text:span text:style-name="T9">es</text:span></text:p>
          </draw:text-box>
        </draw:frame>
        <draw:frame draw:style-name="gr99" draw:text-style-name="P15" draw:layer="layout" svg:width="3.986cm" svg:height="0.289cm" svg:x="1.275cm" svg:y="18.993cm">
          <draw:text-box>
            <text:p text:style-name="P5"><text:span text:style-name="T9">http</text:span><text:span text:style-name="T9">s://</text:span><text:span text:style-name="T9">sphe</text:span><text:span text:style-name="T9">reso</text:span><text:span text:style-name="T9">ftwa</text:span><text:span text:style-name="T9">rela</text:span><text:span text:style-name="T9">bs.c</text:span><text:span text:style-name="T9">om/</text:span></text:p>
          </draw:text-box>
        </draw:frame>
        <draw:frame draw:style-name="gr100" draw:text-style-name="P10" draw:layer="layout" svg:width="19.382cm" svg:height="0.311cm" svg:x="1.27cm" svg:y="19.375cm">
          <draw:text-box>
            <text:p text:style-name="P5"><text:span text:style-name="T4">Tack</text:span><text:span text:style-name="T4">le </text:span><text:span text:style-name="T4">wor</text:span><text:span text:style-name="T4">ks </text:span><text:span text:style-name="T4">with </text:span><text:span text:style-name="T4">mor</text:span><text:span text:style-name="T4">e </text:span><text:span text:style-name="T4">than </text:span><text:span text:style-name="T4">550 </text:span><text:span text:style-name="T4">soft</text:span><text:span text:style-name="T4">war</text:span><text:span text:style-name="T4">e </text:span><text:span text:style-name="T4">com</text:span><text:span text:style-name="T4">pani</text:span><text:span text:style-name="T4">es </text:span><text:span text:style-name="T4">inclu</text:span><text:span text:style-name="T4">ding </text:span><text:span text:style-name="T4">Agil</text:span><text:span text:style-name="T4">e, </text:span><text:span text:style-name="T4">Auth</text:span><text:span text:style-name="T4">0, </text:span><text:span text:style-name="T4">Cro</text:span><text:span text:style-name="T4">wdS</text:span><text:span text:style-name="T4">trike</text:span><text:span text:style-name="T4">, </text:span><text:span text:style-name="T4">Has</text:span><text:span text:style-name="T4">hiCo</text:span><text:span text:style-name="T4">rp, </text:span><text:span text:style-name="T4">Lace</text:span><text:span text:style-name="T4">wor</text:span><text:span text:style-name="T4">k, </text:span><text:span text:style-name="T4">New </text:span><text:span text:style-name="T4">Reli</text:span><text:span text:style-name="T4">c, </text:span><text:span text:style-name="T4">Sny</text:span><text:span text:style-name="T4">k, </text:span><text:span text:style-name="T4">VM</text:span><text:span text:style-name="T4">war</text:span><text:span text:style-name="T4">e, </text:span><text:span text:style-name="T4">and </text:span></text:p>
          </draw:text-box>
        </draw:frame>
        <draw:frame draw:style-name="gr101" draw:text-style-name="P10" draw:layer="layout" svg:width="3.643cm" svg:height="0.311cm" svg:x="1.27cm" svg:y="19.711cm">
          <draw:text-box>
            <text:p text:style-name="P5"><text:span text:style-name="T4">man</text:span><text:span text:style-name="T4">y </text:span><text:span text:style-name="T4">mor</text:span><text:span text:style-name="T4">e at </text:span><text:span text:style-name="T4">ever</text:span><text:span text:style-name="T4">y </text:span><text:span text:style-name="T4">stag</text:span><text:span text:style-name="T4">e.</text:span></text:p>
          </draw:text-box>
        </draw:frame>
        <draw:frame draw:style-name="gr102" draw:text-style-name="P10" draw:layer="layout" svg:width="17.143cm" svg:height="0.311cm" svg:x="1.27cm" svg:y="20.047cm">
          <draw:text-box>
            <text:p text:style-name="P5"><text:span text:style-name="T4">Man</text:span><text:span text:style-name="T4">age</text:span><text:span text:style-name="T4">d </text:span><text:span text:style-name="T4">and </text:span><text:span text:style-name="T4">mai</text:span><text:span text:style-name="T4">ntai</text:span><text:span text:style-name="T4">ned </text:span><text:span text:style-name="T4">a </text:span><text:span text:style-name="T4">robu</text:span><text:span text:style-name="T4">st </text:span><text:span text:style-name="T4">data </text:span><text:span text:style-name="T4">infra</text:span><text:span text:style-name="T4">stru</text:span><text:span text:style-name="T4">ctur</text:span><text:span text:style-name="T4">e, </text:span><text:span text:style-name="T4">inclu</text:span><text:span text:style-name="T4">ding </text:span><text:span text:style-name="T4">data </text:span><text:span text:style-name="T4">war</text:span><text:span text:style-name="T4">eho</text:span><text:span text:style-name="T4">usin</text:span><text:span text:style-name="T4">g, </text:span><text:span text:style-name="T4">ETL </text:span><text:span text:style-name="T4">proc</text:span><text:span text:style-name="T4">esse</text:span><text:span text:style-name="T4">s, </text:span><text:span text:style-name="T4">and </text:span><text:span text:style-name="T4">data </text:span><text:span text:style-name="T4">visu</text:span><text:span text:style-name="T4">aliza</text:span><text:span text:style-name="T4">tion </text:span><text:span text:style-name="T4">tool</text:span><text:span text:style-name="T4">s.</text:span></text:p>
          </draw:text-box>
        </draw:frame>
        <draw:frame draw:style-name="gr103" draw:text-style-name="P10" draw:layer="layout" svg:width="18.345cm" svg:height="0.311cm" svg:x="1.27cm" svg:y="20.382cm">
          <draw:text-box>
            <text:p text:style-name="P5"><text:span text:style-name="T4">Impl</text:span><text:span text:style-name="T4">eme</text:span><text:span text:style-name="T4">nted </text:span><text:span text:style-name="T4">data </text:span><text:span text:style-name="T4">gov</text:span><text:span text:style-name="T4">erna</text:span><text:span text:style-name="T4">nce </text:span><text:span text:style-name="T4">and </text:span><text:span text:style-name="T4">secu</text:span><text:span text:style-name="T4">rity </text:span><text:span text:style-name="T4">mea</text:span><text:span text:style-name="T4">sure</text:span><text:span text:style-name="T4">s to </text:span><text:span text:style-name="T4">ensu</text:span><text:span text:style-name="T4">re </text:span><text:span text:style-name="T4">com</text:span><text:span text:style-name="T4">plia</text:span><text:span text:style-name="T4">nce </text:span><text:span text:style-name="T4">with </text:span><text:span text:style-name="T4">indu</text:span><text:span text:style-name="T4">stry </text:span><text:span text:style-name="T4">regu</text:span><text:span text:style-name="T4">latio</text:span><text:span text:style-name="T4">ns </text:span><text:span text:style-name="T4">and </text:span><text:span text:style-name="T4">prot</text:span><text:span text:style-name="T4">ect </text:span><text:span text:style-name="T4">sens</text:span><text:span text:style-name="T4">itive </text:span><text:span text:style-name="T4">infor</text:span><text:span text:style-name="T4">mati</text:span><text:span text:style-name="T4">on.</text:span></text:p>
          </draw:text-box>
        </draw:frame>
        <draw:frame draw:style-name="gr104" draw:text-style-name="P10" draw:layer="layout" svg:width="19.204cm" svg:height="0.311cm" svg:x="1.27cm" svg:y="20.718cm">
          <draw:text-box>
            <text:p text:style-name="P5"><text:span text:style-name="T4">Spe</text:span><text:span text:style-name="T4">arhe</text:span><text:span text:style-name="T4">ade</text:span><text:span text:style-name="T4">d </text:span><text:span text:style-name="T4">adv</text:span><text:span text:style-name="T4">ance</text:span><text:span text:style-name="T4">d </text:span><text:span text:style-name="T4">mac</text:span><text:span text:style-name="T4">hine </text:span><text:span text:style-name="T4">lear</text:span><text:span text:style-name="T4">ning </text:span><text:span text:style-name="T4">and </text:span><text:span text:style-name="T4">data </text:span><text:span text:style-name="T4">anal</text:span><text:span text:style-name="T4">ysis </text:span><text:span text:style-name="T4">proj</text:span><text:span text:style-name="T4">ects, </text:span><text:span text:style-name="T4">leve</text:span><text:span text:style-name="T4">ragi</text:span><text:span text:style-name="T4">ng </text:span><text:span text:style-name="T4">cutti</text:span><text:span text:style-name="T4">ng-</text:span><text:span text:style-name="T4">edg</text:span><text:span text:style-name="T4">e </text:span><text:span text:style-name="T4">tech</text:span><text:span text:style-name="T4">niqu</text:span><text:span text:style-name="T4">es </text:span><text:span text:style-name="T4">to </text:span><text:span text:style-name="T4">solv</text:span><text:span text:style-name="T4">e </text:span><text:span text:style-name="T4">com</text:span><text:span text:style-name="T4">plex </text:span><text:span text:style-name="T4">busi</text:span><text:span text:style-name="T4">ness </text:span><text:span text:style-name="T4">prob</text:span><text:span text:style-name="T4">lem</text:span><text:span text:style-name="T4">s.</text:span></text:p>
          </draw:text-box>
        </draw:frame>
        <draw:frame draw:style-name="gr105" draw:text-style-name="P10" draw:layer="layout" svg:width="18.751cm" svg:height="0.311cm" svg:x="1.27cm" svg:y="21.054cm">
          <draw:text-box>
            <text:p text:style-name="P5"><text:span text:style-name="T4">Led </text:span><text:span text:style-name="T4">a </text:span><text:span text:style-name="T4">cros</text:span><text:span text:style-name="T4">s-</text:span><text:span text:style-name="T4">func</text:span><text:span text:style-name="T4">tion</text:span><text:span text:style-name="T4">al </text:span><text:span text:style-name="T4">tea</text:span><text:span text:style-name="T4">m of </text:span><text:span text:style-name="T4">data </text:span><text:span text:style-name="T4">scie</text:span><text:span text:style-name="T4">ntist</text:span><text:span text:style-name="T4">s, </text:span><text:span text:style-name="T4">engi</text:span><text:span text:style-name="T4">neer</text:span><text:span text:style-name="T4">s, </text:span><text:span text:style-name="T4">and </text:span><text:span text:style-name="T4">anal</text:span><text:span text:style-name="T4">ysts, </text:span><text:span text:style-name="T4">fost</text:span><text:span text:style-name="T4">erin</text:span><text:span text:style-name="T4">g </text:span><text:span text:style-name="T4">colla</text:span><text:span text:style-name="T4">bora</text:span><text:span text:style-name="T4">tion </text:span><text:span text:style-name="T4">and </text:span><text:span text:style-name="T4">kno</text:span><text:span text:style-name="T4">wled</text:span><text:span text:style-name="T4">ge </text:span><text:span text:style-name="T4">shar</text:span><text:span text:style-name="T4">ing </text:span><text:span text:style-name="T4">to </text:span><text:span text:style-name="T4">max</text:span><text:span text:style-name="T4">imiz</text:span><text:span text:style-name="T4">e </text:span><text:span text:style-name="T4">proj</text:span><text:span text:style-name="T4">ect </text:span></text:p>
          </draw:text-box>
        </draw:frame>
        <draw:frame draw:style-name="gr106" draw:text-style-name="P10" draw:layer="layout" svg:width="1.374cm" svg:height="0.311cm" svg:x="1.27cm" svg:y="21.389cm">
          <draw:text-box>
            <text:p text:style-name="P5"><text:span text:style-name="T4">effic</text:span><text:span text:style-name="T4">ienc</text:span><text:span text:style-name="T4">y.</text:span></text:p>
          </draw:text-box>
        </draw:frame>
        <draw:frame draw:style-name="gr11" draw:text-style-name="P10" draw:layer="layout" svg:width="20.076cm" svg:height="0.311cm" svg:x="1.27cm" svg:y="21.725cm">
          <draw:text-box>
            <text:p text:style-name="P5"><text:span text:style-name="T4">Dev</text:span><text:span text:style-name="T4">elop</text:span><text:span text:style-name="T4">ed </text:span><text:span text:style-name="T4">and </text:span><text:span text:style-name="T4">depl</text:span><text:span text:style-name="T4">oye</text:span><text:span text:style-name="T4">d </text:span><text:span text:style-name="T4">pred</text:span><text:span text:style-name="T4">ictiv</text:span><text:span text:style-name="T4">e </text:span><text:span text:style-name="T4">mod</text:span><text:span text:style-name="T4">els, </text:span><text:span text:style-name="T4">reco</text:span><text:span text:style-name="T4">mm</text:span><text:span text:style-name="T4">end</text:span><text:span text:style-name="T4">atio</text:span><text:span text:style-name="T4">n </text:span><text:span text:style-name="T4">syst</text:span><text:span text:style-name="T4">ems</text:span><text:span text:style-name="T4">, </text:span><text:span text:style-name="T4">and </text:span><text:span text:style-name="T4">natu</text:span><text:span text:style-name="T4">ral </text:span><text:span text:style-name="T4">lang</text:span><text:span text:style-name="T4">uag</text:span><text:span text:style-name="T4">e </text:span><text:span text:style-name="T4">proc</text:span><text:span text:style-name="T4">essi</text:span><text:span text:style-name="T4">ng </text:span><text:span text:style-name="T4">solu</text:span><text:span text:style-name="T4">tion</text:span><text:span text:style-name="T4">s, </text:span><text:span text:style-name="T4">resu</text:span><text:span text:style-name="T4">lting </text:span><text:span text:style-name="T4">in a </text:span><text:span text:style-name="T4">signi</text:span><text:span text:style-name="T4">fican</text:span><text:span text:style-name="T4">t </text:span><text:span text:style-name="T4">incr</text:span><text:span text:style-name="T4">ease </text:span></text:p>
          </draw:text-box>
        </draw:frame>
        <draw:frame draw:style-name="gr107" draw:text-style-name="P10" draw:layer="layout" svg:width="5.086cm" svg:height="0.311cm" svg:x="1.27cm" svg:y="22.061cm">
          <draw:text-box>
            <text:p text:style-name="P5"><text:span text:style-name="T4">in </text:span><text:span text:style-name="T4">reve</text:span><text:span text:style-name="T4">nue </text:span><text:span text:style-name="T4">and </text:span><text:span text:style-name="T4">cust</text:span><text:span text:style-name="T4">ome</text:span><text:span text:style-name="T4">r </text:span><text:span text:style-name="T4">satis</text:span><text:span text:style-name="T4">facti</text:span><text:span text:style-name="T4">on.</text:span></text:p>
          </draw:text-box>
        </draw:frame>
        <draw:frame draw:style-name="gr108" draw:text-style-name="P10" draw:layer="layout" svg:width="20.309cm" svg:height="0.311cm" svg:x="1.27cm" svg:y="22.396cm">
          <draw:text-box>
            <text:p text:style-name="P5"><text:span text:style-name="T4">Desi</text:span><text:span text:style-name="T4">gne</text:span><text:span text:style-name="T4">d </text:span><text:span text:style-name="T4">and </text:span><text:span text:style-name="T4">impl</text:span><text:span text:style-name="T4">eme</text:span><text:span text:style-name="T4">nted </text:span><text:span text:style-name="T4">data </text:span><text:span text:style-name="T4">pipe</text:span><text:span text:style-name="T4">lines </text:span><text:span text:style-name="T4">for </text:span><text:span text:style-name="T4">real-</text:span><text:span text:style-name="T4">time </text:span><text:span text:style-name="T4">data </text:span><text:span text:style-name="T4">stre</text:span><text:span text:style-name="T4">ami</text:span><text:span text:style-name="T4">ng </text:span><text:span text:style-name="T4">and </text:span><text:span text:style-name="T4">batc</text:span><text:span text:style-name="T4">h </text:span><text:span text:style-name="T4">proc</text:span><text:span text:style-name="T4">essi</text:span><text:span text:style-name="T4">ng, </text:span><text:span text:style-name="T4">ensu</text:span><text:span text:style-name="T4">ring </text:span><text:span text:style-name="T4">the </text:span><text:span text:style-name="T4">avai</text:span><text:span text:style-name="T4">labil</text:span><text:span text:style-name="T4">ity </text:span><text:span text:style-name="T4">of </text:span><text:span text:style-name="T4">time</text:span><text:span text:style-name="T4">ly </text:span><text:span text:style-name="T4">and </text:span><text:span text:style-name="T4">accu</text:span><text:span text:style-name="T4">rate </text:span><text:span text:style-name="T4">data </text:span><text:span text:style-name="T4">for </text:span></text:p>
          </draw:text-box>
        </draw:frame>
        <draw:frame draw:style-name="gr109" draw:text-style-name="P10" draw:layer="layout" svg:width="2.771cm" svg:height="0.311cm" svg:x="1.27cm" svg:y="22.732cm">
          <draw:text-box>
            <text:p text:style-name="P5"><text:span text:style-name="T4">busi</text:span><text:span text:style-name="T4">ness </text:span><text:span text:style-name="T4">oper</text:span><text:span text:style-name="T4">atio</text:span><text:span text:style-name="T4">ns.</text:span></text:p>
          </draw:text-box>
        </draw:frame>
        <draw:frame draw:style-name="gr110" draw:text-style-name="P14" draw:layer="layout" svg:width="2.517cm" svg:height="0.42cm" svg:x="0.873cm" svg:y="23.298cm">
          <draw:text-box>
            <text:p text:style-name="P5"><text:span text:style-name="T7">Dat</text:span><text:span text:style-name="T7">a </text:span><text:span text:style-name="T7">Sci</text:span><text:span text:style-name="T7">ent</text:span><text:span text:style-name="T7">ist</text:span></text:p>
          </draw:text-box>
        </draw:frame>
        <draw:frame draw:style-name="gr111" draw:text-style-name="P13" draw:layer="layout" svg:width="2.11cm" svg:height="0.34cm" svg:x="0.873cm" svg:y="23.83cm">
          <draw:text-box>
            <text:p text:style-name="P5"><text:span text:style-name="T8">Sev</text:span><text:span text:style-name="T8">enR</text:span><text:span text:style-name="T8">oo</text:span><text:span text:style-name="T8">ms</text:span></text:p>
          </draw:text-box>
        </draw:frame>
        <draw:frame draw:style-name="gr96" draw:text-style-name="P15" draw:layer="layout" svg:width="0.705cm" svg:height="0.289cm" svg:x="1.275cm" svg:y="24.274cm">
          <draw:text-box>
            <text:p text:style-name="P5"><text:span text:style-name="T9">201</text:span><text:span text:style-name="T9">8 </text:span></text:p>
          </draw:text-box>
        </draw:frame>
        <draw:frame draw:style-name="gr112" draw:text-style-name="P15" draw:layer="layout" svg:width="0.781cm" svg:height="0.289cm" svg:x="2.027cm" svg:y="24.274cm">
          <draw:text-box>
            <text:p text:style-name="P5"><text:span text:style-name="T9"><text:s/></text:span><text:span text:style-name="T9">202</text:span><text:span text:style-name="T9">1 </text:span></text:p>
          </draw:text-box>
        </draw:frame>
        <draw:frame draw:style-name="gr98" draw:text-style-name="P15" draw:layer="layout" svg:width="1.67cm" svg:height="0.289cm" svg:x="3.423cm" svg:y="24.274cm">
          <draw:text-box>
            <text:p text:style-name="P5"><text:span text:style-name="T9">Unit</text:span><text:span text:style-name="T9">ed </text:span><text:span text:style-name="T9">Stat</text:span><text:span text:style-name="T9">es</text:span></text:p>
          </draw:text-box>
        </draw:frame>
        <draw:frame draw:style-name="gr113" draw:text-style-name="P15" draw:layer="layout" svg:width="2.169cm" svg:height="0.289cm" svg:x="1.275cm" svg:y="24.677cm">
          <draw:text-box>
            <text:p text:style-name="P5"><text:span text:style-name="T9">http</text:span><text:span text:style-name="T9">s://</text:span><text:span text:style-name="T9">inwo</text:span><text:span text:style-name="T9">rld.a</text:span><text:span text:style-name="T9">i/</text:span></text:p>
          </draw:text-box>
        </draw:frame>
        <draw:frame draw:style-name="gr114" draw:text-style-name="P10" draw:layer="layout" svg:width="9.997cm" svg:height="0.311cm" svg:x="1.27cm" svg:y="25.059cm">
          <draw:text-box>
            <text:p text:style-name="P5"><text:span text:style-name="T4">Utili</text:span><text:span text:style-name="T4">zed </text:span><text:span text:style-name="T4">web </text:span><text:span text:style-name="T4">scra</text:span><text:span text:style-name="T4">ping </text:span><text:span text:style-name="T4">tech</text:span><text:span text:style-name="T4">niqu</text:span><text:span text:style-name="T4">es </text:span><text:span text:style-name="T4">to </text:span><text:span text:style-name="T4">extr</text:span><text:span text:style-name="T4">act </text:span><text:span text:style-name="T4">and </text:span><text:span text:style-name="T4">orga</text:span><text:span text:style-name="T4">nize </text:span><text:span text:style-name="T4">com</text:span><text:span text:style-name="T4">petit</text:span><text:span text:style-name="T4">or </text:span><text:span text:style-name="T4">data</text:span><text:span text:style-name="T4">.</text:span></text:p>
          </draw:text-box>
        </draw:frame>
        <draw:frame draw:style-name="gr115" draw:text-style-name="P10" draw:layer="layout" svg:width="12.19cm" svg:height="0.311cm" svg:x="1.27cm" svg:y="25.395cm">
          <draw:text-box>
            <text:p text:style-name="P5"><text:span text:style-name="T4">Dev</text:span><text:span text:style-name="T4">elop</text:span><text:span text:style-name="T4">ed </text:span><text:span text:style-name="T4">ETS </text:span><text:span text:style-name="T4">for </text:span><text:span text:style-name="T4">data </text:span><text:span text:style-name="T4">sour</text:span><text:span text:style-name="T4">ces </text:span><text:span text:style-name="T4">used </text:span><text:span text:style-name="T4">by </text:span><text:span text:style-name="T4">the </text:span><text:span text:style-name="T4">sale</text:span><text:span text:style-name="T4">s, </text:span><text:span text:style-name="T4">inve</text:span><text:span text:style-name="T4">ntor</text:span><text:span text:style-name="T4">y, </text:span><text:span text:style-name="T4">and </text:span><text:span text:style-name="T4">mar</text:span><text:span text:style-name="T4">keti</text:span><text:span text:style-name="T4">ng </text:span><text:span text:style-name="T4">dep</text:span><text:span text:style-name="T4">art</text:span><text:span text:style-name="T4">men</text:span><text:span text:style-name="T4">ts.</text:span></text:p>
          </draw:text-box>
        </draw:frame>
        <draw:frame draw:style-name="gr116" draw:text-style-name="P10" draw:layer="layout" svg:width="18.595cm" svg:height="0.311cm" svg:x="1.27cm" svg:y="25.731cm">
          <draw:text-box>
            <text:p text:style-name="P5"><text:span text:style-name="T4">Mad</text:span><text:span text:style-name="T4">e </text:span><text:span text:style-name="T4">cust</text:span><text:span text:style-name="T4">ome</text:span><text:span text:style-name="T4">r </text:span><text:span text:style-name="T4">data </text:span><text:span text:style-name="T4">mor</text:span><text:span text:style-name="T4">e </text:span><text:span text:style-name="T4">acce</text:span><text:span text:style-name="T4">ssibl</text:span><text:span text:style-name="T4">e </text:span><text:span text:style-name="T4">with </text:span><text:span text:style-name="T4">bett</text:span><text:span text:style-name="T4">er </text:span><text:span text:style-name="T4">visu</text:span><text:span text:style-name="T4">aliza</text:span><text:span text:style-name="T4">tion </text:span><text:span text:style-name="T4">and </text:span><text:span text:style-name="T4">data </text:span><text:span text:style-name="T4">war</text:span><text:span text:style-name="T4">eho</text:span><text:span text:style-name="T4">usin</text:span><text:span text:style-name="T4">g, </text:span><text:span text:style-name="T4">mak</text:span><text:span text:style-name="T4">ing </text:span><text:span text:style-name="T4">it </text:span><text:span text:style-name="T4">20% </text:span><text:span text:style-name="T4">mor</text:span><text:span text:style-name="T4">e </text:span><text:span text:style-name="T4">user</text:span><text:span text:style-name="T4">-</text:span><text:span text:style-name="T4">frien</text:span><text:span text:style-name="T4">dly </text:span><text:span text:style-name="T4">for </text:span><text:span text:style-name="T4">non-</text:span><text:span text:style-name="T4">tech </text:span><text:span text:style-name="T4">staff</text:span><text:span text:style-name="T4">.</text:span></text:p>
          </draw:text-box>
        </draw:frame>
        <draw:frame draw:style-name="gr117" draw:text-style-name="P10" draw:layer="layout" svg:width="16.034cm" svg:height="0.311cm" svg:x="1.27cm" svg:y="26.066cm">
          <draw:text-box>
            <text:p text:style-name="P5"><text:span text:style-name="T4">Achi</text:span><text:span text:style-name="T4">eve</text:span><text:span text:style-name="T4">d a </text:span><text:span text:style-name="T4">20% </text:span><text:span text:style-name="T4">incr</text:span><text:span text:style-name="T4">ease </text:span><text:span text:style-name="T4">in </text:span><text:span text:style-name="T4">data </text:span><text:span text:style-name="T4">qual</text:span><text:span text:style-name="T4">ity </text:span><text:span text:style-name="T4">and </text:span><text:span text:style-name="T4">accu</text:span><text:span text:style-name="T4">racy </text:span><text:span text:style-name="T4">thro</text:span><text:span text:style-name="T4">ugh </text:span><text:span text:style-name="T4">proa</text:span><text:span text:style-name="T4">ctiv</text:span><text:span text:style-name="T4">e </text:span><text:span text:style-name="T4">data </text:span><text:span text:style-name="T4">clea</text:span><text:span text:style-name="T4">nsin</text:span><text:span text:style-name="T4">g </text:span><text:span text:style-name="T4">and </text:span><text:span text:style-name="T4">data </text:span><text:span text:style-name="T4">vali</text:span><text:span text:style-name="T4">dati</text:span><text:span text:style-name="T4">on </text:span><text:span text:style-name="T4">proc</text:span><text:span text:style-name="T4">esse</text:span><text:span text:style-name="T4">s.</text:span></text:p>
          </draw:text-box>
        </draw:frame>
        <draw:frame draw:style-name="gr118" draw:text-style-name="P10" draw:layer="layout" svg:width="20.187cm" svg:height="0.311cm" svg:x="1.27cm" svg:y="26.402cm">
          <draw:text-box>
            <text:p text:style-name="P5"><text:span text:style-name="T4">Coll</text:span><text:span text:style-name="T4">abor</text:span><text:span text:style-name="T4">ated </text:span><text:span text:style-name="T4">with </text:span><text:span text:style-name="T4">exte</text:span><text:span text:style-name="T4">rnal </text:span><text:span text:style-name="T4">part</text:span><text:span text:style-name="T4">ners </text:span><text:span text:style-name="T4">and </text:span><text:span text:style-name="T4">ven</text:span><text:span text:style-name="T4">dors </text:span><text:span text:style-name="T4">to </text:span><text:span text:style-name="T4">acqu</text:span><text:span text:style-name="T4">ire </text:span><text:span text:style-name="T4">and </text:span><text:span text:style-name="T4">inte</text:span><text:span text:style-name="T4">grat</text:span><text:span text:style-name="T4">e </text:span><text:span text:style-name="T4">exte</text:span><text:span text:style-name="T4">rnal </text:span><text:span text:style-name="T4">data </text:span><text:span text:style-name="T4">sour</text:span><text:span text:style-name="T4">ces, </text:span><text:span text:style-name="T4">exp</text:span><text:span text:style-name="T4">andi</text:span><text:span text:style-name="T4">ng </text:span><text:span text:style-name="T4">the </text:span><text:span text:style-name="T4">brea</text:span><text:span text:style-name="T4">dth </text:span><text:span text:style-name="T4">of </text:span><text:span text:style-name="T4">avai</text:span><text:span text:style-name="T4">labl</text:span><text:span text:style-name="T4">e </text:span><text:span text:style-name="T4">data </text:span><text:span text:style-name="T4">for </text:span><text:span text:style-name="T4">anal</text:span><text:span text:style-name="T4">ysis.</text:span></text:p>
          </draw:text-box>
        </draw:frame>
        <draw:frame draw:style-name="gr119" draw:text-style-name="P10" draw:layer="layout" svg:width="20.119cm" svg:height="0.311cm" svg:x="1.27cm" svg:y="26.737cm">
          <draw:text-box>
            <text:p text:style-name="P5"><text:span text:style-name="T4">Pres</text:span><text:span text:style-name="T4">ente</text:span><text:span text:style-name="T4">d </text:span><text:span text:style-name="T4">findi</text:span><text:span text:style-name="T4">ngs </text:span><text:span text:style-name="T4">and </text:span><text:span text:style-name="T4">reco</text:span><text:span text:style-name="T4">mm</text:span><text:span text:style-name="T4">end</text:span><text:span text:style-name="T4">atio</text:span><text:span text:style-name="T4">ns </text:span><text:span text:style-name="T4">to </text:span><text:span text:style-name="T4">C-</text:span><text:span text:style-name="T4">suit</text:span><text:span text:style-name="T4">e </text:span><text:span text:style-name="T4">exec</text:span><text:span text:style-name="T4">utiv</text:span><text:span text:style-name="T4">es </text:span><text:span text:style-name="T4">and </text:span><text:span text:style-name="T4">stak</text:span><text:span text:style-name="T4">ehol</text:span><text:span text:style-name="T4">ders</text:span><text:span text:style-name="T4">, </text:span><text:span text:style-name="T4">tran</text:span><text:span text:style-name="T4">slati</text:span><text:span text:style-name="T4">ng </text:span><text:span text:style-name="T4">com</text:span><text:span text:style-name="T4">plex </text:span><text:span text:style-name="T4">tech</text:span><text:span text:style-name="T4">nical </text:span><text:span text:style-name="T4">conc</text:span><text:span text:style-name="T4">epts </text:span><text:span text:style-name="T4">into </text:span><text:span text:style-name="T4">acti</text:span><text:span text:style-name="T4">ona</text:span><text:span text:style-name="T4">ble </text:span><text:span text:style-name="T4">insig</text:span><text:span text:style-name="T4">hts </text:span><text:span text:style-name="T4">for </text:span></text:p>
          </draw:text-box>
        </draw:frame>
        <draw:frame draw:style-name="gr120" draw:text-style-name="P10" draw:layer="layout" svg:width="1.78cm" svg:height="0.311cm" svg:x="1.27cm" svg:y="27.073cm">
          <draw:text-box>
            <text:p text:style-name="P5"><text:span text:style-name="T4">the </text:span><text:span text:style-name="T4">busi</text:span><text:span text:style-name="T4">ness</text:span><text:span text:style-name="T4">.</text:span></text:p>
          </draw:text-box>
        </draw:frame>
        <draw:frame draw:style-name="gr121" draw:text-style-name="P10" draw:layer="layout" svg:width="0.268cm" svg:height="0.311cm" svg:x="0.962cm" svg:y="19.375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0.047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0.382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0.718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1.054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1.725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2.396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5.059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5.395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5.731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6.066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6.402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26.737cm">
          <draw:text-box>
            <text:p text:style-name="P5"><text:span text:style-name="T4">•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34cm" svg:height="59.524cm" svg:x="0cm" svg:y="-29.762cm" svg:viewBox="0 0 21035 59525" draw:points="0,0 21035,0 21035,59525 0,59525">
          <text:p/>
        </draw:polygon>
        <draw:polygon draw:style-name="gr1" draw:text-style-name="P1" draw:layer="layout" svg:width="21.034cm" svg:height="29.762cm" svg:x="0cm" svg:y="-0.001cm" svg:viewBox="0 0 21035 29763" draw:points="0,0 21035,0 21035,29763 0,29763">
          <text:p/>
        </draw:polygon>
        <draw:path draw:style-name="gr2" draw:text-style-name="P2" draw:layer="layout" svg:width="0.228cm" svg:height="0.261cm" svg:x="0.915cm" svg:y="2.375cm" svg:viewBox="0 0 229 262" svg:d="M0 238c0 13 11 24 24 24h181c13 0 24-11 24-24v-140h-229zM164 138c0-4 3-6 6-6h20c4 0 6 2 6 6v20c0 4-2 6-6 6h-20c-3 0-6-2-6-6zM164 203c0-3 3-6 6-6h20c4 0 6 3 6 6v21c0 3-2 6-6 6h-20c-3 0-6-3-6-6zM98 138c0-4 2-6 6-6h21c3 0 6 2 6 6v20c0 4-3 6-6 6h-21c-4 0-6-2-6-6zM98 203c0-3 2-6 6-6h21c3 0 6 3 6 6v21c0 3-3 6-6 6h-21c-4 0-6-3-6-6zM32 138c0-4 3-6 6-6h21c3 0 6 2 6 6v20c0 4-3 6-6 6h-21c-3 0-6-2-6-6zM32 203c0-3 3-6 6-6h21c3 0 6 3 6 6v21c0 3-3 6-6 6h-21c-3 0-6-3-6-6zM205 33h-25v-25c0-4-4-8-8-8h-16c-5 0-9 4-9 8v25h-66v-25c0-4-3-8-8-8h-16c-5 0-8 4-8 8v25h-25c-13 0-24 11-24 24v25h229v-25c0-13-11-24-24-24z">
          <text:p/>
        </draw:path>
        <draw:path draw:style-name="gr2" draw:text-style-name="P2" draw:layer="layout" svg:width="0.196cm" svg:height="0.261cm" svg:x="3.079cm" svg:y="2.375cm" svg:viewBox="0 0 197 262" svg:d="M88 257c-74-107-88-118-88-159 0-54 44-98 98-98 55 0 99 44 99 98 0 41-14 52-89 159-5 7-15 7-20 0zM98 140c23 0 42-18 42-42 0-22-19-41-42-41-22 0-41 19-41 41 0 24 19 42 41 42z">
          <text:p/>
        </draw:path>
        <draw:path draw:style-name="gr3" draw:text-style-name="P3" draw:layer="layout" svg:width="0.157cm" svg:height="0.157cm" svg:x="0.998cm" svg:y="2.783cm" svg:viewBox="0 0 158 158" svg:d="M80 0c-21 0-41 8-55 24l-20 17c-7 6-7 16 0 22 6 6 17 6 23 0l19-19c17-17 48-17 66 0 9 9 14 22 14 35 0 12-5 26-14 33l-18 19c-6 6-6 16 0 22 4 3 8 5 11 5 4 0 8-2 11-5l19-19c14-14 22-35 22-55 0-21-8-41-23-55-14-16-35-24-55-24z">
          <text:p/>
        </draw:path>
        <draw:path draw:style-name="gr3" draw:text-style-name="P3" draw:layer="layout" svg:width="0.156cm" svg:height="0.157cm" svg:x="0.904cm" svg:y="2.877cm" svg:viewBox="0 0 157 158" svg:d="M131 95l-19 19c-18 17-50 17-67 0-9-9-14-22-14-34 0-13 5-26 14-33l17-19c6-6 6-16 0-23s-15-7-22 0l-17 20c-16 14-23 34-23 55 0 20 7 40 23 54 14 16 34 24 55 24 20 0 42-8 56-24l18-18c7-7 7-16 0-22-6-7-15-5-21 1z">
          <text:p/>
        </draw:path>
        <draw:path draw:style-name="gr3" draw:text-style-name="P3" draw:layer="layout" svg:width="0.098cm" svg:height="0.097cm" svg:x="0.98cm" svg:y="2.86cm" svg:viewBox="0 0 99 98" svg:d="M72 6l-67 65c-7 7-7 16 0 22 3 4 8 5 11 5s8-1 11-5l67-65c6-7 6-16 0-22-7-8-16-8-22 0z">
          <text:p/>
        </draw:path>
        <draw:path draw:style-name="gr2" draw:text-style-name="P2" draw:layer="layout" svg:width="0.228cm" svg:height="0.261cm" svg:x="0.915cm" svg:y="8.216cm" svg:viewBox="0 0 229 262" svg:d="M0 237c0 14 11 25 24 25h181c13 0 24-11 24-25v-139h-229zM164 137c0-3 3-6 6-6h20c4 0 6 3 6 6v21c0 3-2 6-6 6h-20c-3 0-6-3-6-6zM164 203c0-4 3-7 6-7h20c4 0 6 3 6 7v20c0 3-2 6-6 6h-20c-3 0-6-3-6-6zM98 137c0-3 2-6 6-6h21c3 0 6 3 6 6v21c0 3-3 6-6 6h-21c-4 0-6-3-6-6zM98 203c0-4 2-7 6-7h21c3 0 6 3 6 7v20c0 3-3 6-6 6h-21c-4 0-6-3-6-6zM32 137c0-3 3-6 6-6h21c3 0 6 3 6 6v21c0 3-3 6-6 6h-21c-3 0-6-3-6-6zM32 203c0-4 3-7 6-7h21c3 0 6 3 6 7v20c0 3-3 6-6 6h-21c-3 0-6-3-6-6zM205 33h-25v-24c0-6-4-9-8-9h-16c-5 0-9 3-9 9v24h-66v-24c0-6-3-9-8-9h-16c-5 0-8 3-8 9v24h-25c-13 0-24 11-24 25v24h229v-24c0-14-11-25-24-25z">
          <text:p/>
        </draw:path>
        <draw:path draw:style-name="gr3" draw:text-style-name="P3" draw:layer="layout" svg:width="0.157cm" svg:height="0.157cm" svg:x="0.998cm" svg:y="10.212cm" svg:viewBox="0 0 158 158" svg:d="M80 0c-21 0-41 9-55 25l-20 17c-7 6-7 16 0 22 6 6 17 6 23 0l19-19c17-17 48-17 66 0 9 10 14 22 14 35 0 12-5 25-14 33l-18 18c-6 7-6 16 0 22 4 3 8 5 11 5 4 0 8-2 11-5l19-18c14-15 22-35 22-55 0-21-8-41-23-55-14-16-35-25-55-25z">
          <text:p/>
        </draw:path>
        <draw:path draw:style-name="gr3" draw:text-style-name="P3" draw:layer="layout" svg:width="0.156cm" svg:height="0.157cm" svg:x="0.904cm" svg:y="10.306cm" svg:viewBox="0 0 157 158" svg:d="M131 95l-19 19c-18 17-50 17-67 0-9-9-14-22-14-34 0-14 5-26 14-34l17-19c6-6 6-16 0-22-6-7-15-7-22 0l-17 19c-16 14-23 34-23 56 0 20 7 40 23 54 14 16 34 24 55 24 20 0 42-8 56-24l18-18c7-7 7-16 0-22-6-7-15-5-21 1z">
          <text:p/>
        </draw:path>
        <draw:path draw:style-name="gr3" draw:text-style-name="P3" draw:layer="layout" svg:width="0.098cm" svg:height="0.097cm" svg:x="0.98cm" svg:y="10.289cm" svg:viewBox="0 0 99 98" svg:d="M72 5l-67 67c-7 6-7 15 0 22 3 3 8 4 11 4s8-1 11-4l67-67c6-7 6-16 0-22-7-7-16-7-22 0z">
          <text:p/>
        </draw:path>
        <draw:path draw:style-name="gr4" draw:text-style-name="P4" draw:layer="layout" svg:width="19.289cm" svg:height="0.022cm" svg:x="0.872cm" svg:y="11.009cm" svg:viewBox="0 0 19290 23" svg:d="M0 0h67v23h-67zM112 0h67v23h-67zM224 0h67v23h-67zM335 0h68v23h-68zM447 0h67v23h-67zM559 0h67v23h-67zM671 0h67v23h-67zM782 0h68v23h-68zM894 0h67v23h-67zM1006 0h67v23h-67zM1118 0h67v23h-67zM1230 0h67v23h-67zM1341 0h67v23h-67zM1453 0h67v23h-67zM1565 0h67v23h-67zM1677 0h67v23h-67zM1788 0h67v23h-67zM1900 0h67v23h-67zM2012 0h67v23h-67zM2124 0h67v23h-67zM2235 0h67v23h-67zM2347 0h67v23h-67zM2459 0h67v23h-67zM2571 0h67v23h-67zM2682 0h67v23h-67zM2794 0h67v23h-67zM2906 0h67v23h-67zM3018 0h67v23h-67zM3129 0h67v23h-67zM3241 0h67v23h-67zM3353 0h67v23h-67zM3465 0h67v23h-67zM3576 0h67v23h-67zM3688 0h67v23h-67zM3800 0h67v23h-67zM3912 0h67v23h-67zM4023 0h68v23h-68zM4135 0h67v23h-67zM4247 0h67v23h-67zM4359 0h67v23h-67zM4470 0h68v23h-68zM4582 0h67v23h-67zM4694 0h67v23h-67zM4806 0h67v23h-67zM4917 0h68v23h-68zM5029 0h67v23h-67zM5141 0h67v23h-67zM5253 0h67v23h-67zM5364 0h68v23h-68zM5476 0h67v23h-67zM5588 0h67v23h-67zM5700 0h67v23h-67zM5811 0h68v23h-68zM5923 0h67v23h-67zM6035 0h67v23h-67zM6147 0h67v23h-67zM6258 0h68v23h-68zM6370 0h67v23h-67zM6482 0h67v23h-67zM6594 0h67v23h-67zM6705 0h68v23h-68zM6817 0h67v23h-67zM6929 0h67v23h-67zM7041 0h67v23h-67zM7153 0h67v23h-67zM7264 0h67v23h-67zM7376 0h67v23h-67zM7488 0h67v23h-67zM7600 0h67v23h-67zM7711 0h67v23h-67zM7823 0h67v23h-67zM7935 0h67v23h-67zM8047 0h67v23h-67zM8158 0h67v23h-67zM8270 0h67v23h-67zM8382 0h67v23h-67zM8494 0h67v23h-67zM8605 0h67v23h-67zM8717 0h68v23h-68zM8830 0h67v23h-67zM8942 0h67v23h-67zM9053 0h67v23h-67zM9165 0h67v23h-67zM9277 0h67v23h-67zM9389 0h67v23h-67zM9500 0h67v23h-67zM9612 0h67v23h-67zM9724 0h67v23h-67zM9836 0h67v23h-67zM9947 0h68v23h-68zM10059 0h67v23h-67zM10171 0h67v23h-67zM10283 0h67v23h-67zM10394 0h68v23h-68zM10506 0h67v23h-67zM10618 0h67v23h-67zM10730 0h67v23h-67zM10841 0h68v23h-68zM10953 0h67v23h-67zM11065 0h67v23h-67zM11177 0h67v23h-67zM11288 0h68v23h-68zM11400 0h67v23h-67zM11512 0h67v23h-67zM11624 0h67v23h-67zM11735 0h68v23h-68zM11847 0h67v23h-67zM11959 0h67v23h-67zM12071 0h67v23h-67zM12182 0h68v23h-68zM12294 0h67v23h-67zM12406 0h67v23h-67zM12518 0h67v23h-67zM12630 0h67v23h-67zM12741 0h67v23h-67zM12853 0h67v23h-67zM12965 0h67v23h-67zM13077 0h67v23h-67zM13188 0h67v23h-67zM13300 0h67v23h-67zM13412 0h67v23h-67zM13524 0h67v23h-67zM13635 0h67v23h-67zM13747 0h67v23h-67zM13859 0h67v23h-67zM13971 0h67v23h-67zM14082 0h67v23h-67zM14194 0h67v23h-67zM14306 0h67v23h-67zM14418 0h67v23h-67zM14529 0h67v23h-67zM14641 0h67v23h-67zM14753 0h67v23h-67zM14865 0h67v23h-67zM14976 0h67v23h-67zM15088 0h67v23h-67zM15200 0h67v23h-67zM15312 0h67v23h-67zM15423 0h68v23h-68zM15535 0h67v23h-67zM15647 0h67v23h-67zM15759 0h67v23h-67zM15870 0h68v23h-68zM15982 0h67v23h-67zM16094 0h67v23h-67zM16206 0h67v23h-67zM16317 0h68v23h-68zM16429 0h67v23h-67zM16541 0h67v23h-67zM16653 0h67v23h-67zM16764 0h68v23h-68zM16876 0h67v23h-67zM16988 0h67v23h-67zM17100 0h67v23h-67zM17211 0h68v23h-68zM17323 0h67v23h-67zM17435 0h67v23h-67zM17547 0h67v23h-67zM17658 0h68v23h-68zM17770 0h67v23h-67zM17882 0h67v23h-67zM17994 0h67v23h-67zM18105 0h68v23h-68zM18217 0h67v23h-67zM18329 0h67v23h-67zM18441 0h67v23h-67zM18553 0h67v23h-67zM18664 0h67v23h-67zM18776 0h67v23h-67zM18888 0h67v23h-67zM19000 0h67v23h-67zM19111 0h67v23h-67zM19223 0h67v23h-67z">
          <text:p/>
        </draw:path>
        <draw:path draw:style-name="gr3" draw:text-style-name="P3" draw:layer="layout" svg:width="0.157cm" svg:height="0.156cm" svg:x="0.998cm" svg:y="11.779cm" svg:viewBox="0 0 158 157" svg:d="M80 0c-21 0-41 8-55 23l-20 17c-7 7-7 16 0 22 6 7 17 7 23 0l19-18c17-18 48-18 66 0 9 9 14 22 14 34 0 13-5 25-14 33l-18 19c-6 6-6 15 0 22 4 4 8 5 11 5 4 0 8-1 11-5l19-19c14-14 22-35 22-55s-8-41-23-55c-14-15-35-23-55-23z">
          <text:p/>
        </draw:path>
        <draw:path draw:style-name="gr3" draw:text-style-name="P3" draw:layer="layout" svg:width="0.156cm" svg:height="0.157cm" svg:x="0.904cm" svg:y="11.873cm" svg:viewBox="0 0 157 158" svg:d="M131 96l-19 19c-18 17-50 17-67 0-9-10-14-22-14-35 0-12 5-26 14-34l17-19c6-6 6-15 0-22s-15-7-22 0l-17 19c-16 14-23 35-23 56 0 20 7 41 23 55 14 16 34 23 55 23 20 0 42-7 56-23l18-19c7-6 7-16 0-22-6-6-15-5-21 2z">
          <text:p/>
        </draw:path>
        <draw:path draw:style-name="gr3" draw:text-style-name="P3" draw:layer="layout" svg:width="0.098cm" svg:height="0.098cm" svg:x="0.98cm" svg:y="11.856cm" svg:viewBox="0 0 99 99" svg:d="M72 5l-67 67c-7 6-7 16 0 22 3 3 8 5 11 5s8-2 11-5l67-67c6-6 6-16 0-22-7-7-16-7-22 0z">
          <text:p/>
        </draw:path>
        <draw:path draw:style-name="gr4" draw:text-style-name="P4" draw:layer="layout" svg:width="19.289cm" svg:height="0.023cm" svg:x="0.872cm" svg:y="12.575cm" svg:viewBox="0 0 19290 24" svg:d="M0 0h67v24h-67zM112 0h67v24h-67zM224 0h67v24h-67zM335 0h68v24h-68zM447 0h67v24h-67zM559 0h67v24h-67zM671 0h67v24h-67zM782 0h68v24h-68zM894 0h67v24h-67zM1006 0h67v24h-67zM1118 0h67v24h-67zM1230 0h67v24h-67zM1341 0h67v24h-67zM1453 0h67v24h-67zM1565 0h67v24h-67zM1677 0h67v24h-67zM1788 0h67v24h-67zM1900 0h67v24h-67zM2012 0h67v24h-67zM2124 0h67v24h-67zM2235 0h67v24h-67zM2347 0h67v24h-67zM2459 0h67v24h-67zM2571 0h67v24h-67zM2682 0h67v24h-67zM2794 0h67v24h-67zM2906 0h67v24h-67zM3018 0h67v24h-67zM3129 0h67v24h-67zM3241 0h67v24h-67zM3353 0h67v24h-67zM3465 0h67v24h-67zM3576 0h67v24h-67zM3688 0h67v24h-67zM3800 0h67v24h-67zM3912 0h67v24h-67zM4023 0h68v24h-68zM4135 0h67v24h-67zM4247 0h67v24h-67zM4359 0h67v24h-67zM4470 0h68v24h-68zM4582 0h67v24h-67zM4694 0h67v24h-67zM4806 0h67v24h-67zM4917 0h68v24h-68zM5029 0h67v24h-67zM5141 0h67v24h-67zM5253 0h67v24h-67zM5364 0h68v24h-68zM5476 0h67v24h-67zM5588 0h67v24h-67zM5700 0h67v24h-67zM5811 0h68v24h-68zM5923 0h67v24h-67zM6035 0h67v24h-67zM6147 0h67v24h-67zM6258 0h68v24h-68zM6370 0h67v24h-67zM6482 0h67v24h-67zM6594 0h67v24h-67zM6705 0h68v24h-68zM6817 0h67v24h-67zM6929 0h67v24h-67zM7041 0h67v24h-67zM7153 0h67v24h-67zM7264 0h67v24h-67zM7376 0h67v24h-67zM7488 0h67v24h-67zM7600 0h67v24h-67zM7711 0h67v24h-67zM7823 0h67v24h-67zM7935 0h67v24h-67zM8047 0h67v24h-67zM8158 0h67v24h-67zM8270 0h67v24h-67zM8382 0h67v24h-67zM8494 0h67v24h-67zM8605 0h67v24h-67zM8717 0h68v24h-68zM8830 0h67v24h-67zM8942 0h67v24h-67zM9053 0h67v24h-67zM9165 0h67v24h-67zM9277 0h67v24h-67zM9389 0h67v24h-67zM9500 0h67v24h-67zM9612 0h67v24h-67zM9724 0h67v24h-67zM9836 0h67v24h-67zM9947 0h68v24h-68zM10059 0h67v24h-67zM10171 0h67v24h-67zM10283 0h67v24h-67zM10394 0h68v24h-68zM10506 0h67v24h-67zM10618 0h67v24h-67zM10730 0h67v24h-67zM10841 0h68v24h-68zM10953 0h67v24h-67zM11065 0h67v24h-67zM11177 0h67v24h-67zM11288 0h68v24h-68zM11400 0h67v24h-67zM11512 0h67v24h-67zM11624 0h67v24h-67zM11735 0h68v24h-68zM11847 0h67v24h-67zM11959 0h67v24h-67zM12071 0h67v24h-67zM12182 0h68v24h-68zM12294 0h67v24h-67zM12406 0h67v24h-67zM12518 0h67v24h-67zM12630 0h67v24h-67zM12741 0h67v24h-67zM12853 0h67v24h-67zM12965 0h67v24h-67zM13077 0h67v24h-67zM13188 0h67v24h-67zM13300 0h67v24h-67zM13412 0h67v24h-67zM13524 0h67v24h-67zM13635 0h67v24h-67zM13747 0h67v24h-67zM13859 0h67v24h-67zM13971 0h67v24h-67zM14082 0h67v24h-67zM14194 0h67v24h-67zM14306 0h67v24h-67zM14418 0h67v24h-67zM14529 0h67v24h-67zM14641 0h67v24h-67zM14753 0h67v24h-67zM14865 0h67v24h-67zM14976 0h67v24h-67zM15088 0h67v24h-67zM15200 0h67v24h-67zM15312 0h67v24h-67zM15423 0h68v24h-68zM15535 0h67v24h-67zM15647 0h67v24h-67zM15759 0h67v24h-67zM15870 0h68v24h-68zM15982 0h67v24h-67zM16094 0h67v24h-67zM16206 0h67v24h-67zM16317 0h68v24h-68zM16429 0h67v24h-67zM16541 0h67v24h-67zM16653 0h67v24h-67zM16764 0h68v24h-68zM16876 0h67v24h-67zM16988 0h67v24h-67zM17100 0h67v24h-67zM17211 0h68v24h-68zM17323 0h67v24h-67zM17435 0h67v24h-67zM17547 0h67v24h-67zM17658 0h68v24h-68zM17770 0h67v24h-67zM17882 0h67v24h-67zM17994 0h67v24h-67zM18105 0h68v24h-68zM18217 0h67v24h-67zM18329 0h67v24h-67zM18441 0h67v24h-67zM18553 0h67v24h-67zM18664 0h67v24h-67zM18776 0h67v24h-67zM18888 0h67v24h-67zM19000 0h67v24h-67zM19111 0h67v24h-67zM19223 0h67v24h-67z">
          <text:p/>
        </draw:path>
        <draw:path draw:style-name="gr3" draw:text-style-name="P3" draw:layer="layout" svg:width="0.157cm" svg:height="0.157cm" svg:x="0.998cm" svg:y="13.345cm" svg:viewBox="0 0 158 158" svg:d="M80 0c-21 0-41 8-55 24l-20 17c-7 6-7 16 0 22 6 6 17 6 23 0l19-19c17-17 48-17 66 0 9 9 14 22 14 34 0 13-5 26-14 33l-18 19c-6 6-6 16 0 23 4 3 8 5 11 5 4 0 8-2 11-5l19-20c14-14 22-34 22-55 0-20-8-40-23-54-14-16-35-24-55-24z">
          <text:p/>
        </draw:path>
        <draw:path draw:style-name="gr3" draw:text-style-name="P3" draw:layer="layout" svg:width="0.156cm" svg:height="0.157cm" svg:x="0.904cm" svg:y="13.439cm" svg:viewBox="0 0 157 158" svg:d="M131 95l-19 19c-18 17-50 17-67 0-9-9-14-22-14-35 0-12 5-26 14-33l17-19c6-7 6-16 0-22-6-7-15-7-22 0l-17 19c-16 14-23 35-23 55 0 21 7 41 23 55 14 16 34 24 55 24 20 0 42-8 56-24l18-19c7-6 7-15 0-21-6-7-15-5-21 1z">
          <text:p/>
        </draw:path>
        <draw:path draw:style-name="gr3" draw:text-style-name="P3" draw:layer="layout" svg:width="0.098cm" svg:height="0.097cm" svg:x="0.98cm" svg:y="13.422cm" svg:viewBox="0 0 99 98" svg:d="M72 5l-67 66c-7 7-7 16 0 22 3 3 8 5 11 5s8-2 11-5l67-65c6-7 6-17 0-23-7-7-16-7-22 0z">
          <text:p/>
        </draw:path>
        <draw:polygon draw:style-name="gr7" draw:text-style-name="P8" draw:layer="layout" svg:width="19.289cm" svg:height="0.067cm" svg:x="0.872cm" svg:y="1.208cm" svg:viewBox="0 0 19290 68" draw:points="0,0 19290,0 19290,68 0,68">
          <text:p/>
        </draw:polygon>
        <draw:frame draw:style-name="gr93" draw:text-style-name="P9" draw:layer="layout" svg:width="2.512cm" svg:height="0.467cm" svg:x="0.873cm" svg:y="0.723cm">
          <draw:text-box>
            <text:p text:style-name="P5"><text:span text:style-name="T3">EX</text:span><text:span text:style-name="T3">PE</text:span><text:span text:style-name="T3">RIE</text:span><text:span text:style-name="T3">NC</text:span><text:span text:style-name="T3">E</text:span></text:p>
          </draw:text-box>
        </draw:frame>
        <draw:frame draw:style-name="gr110" draw:text-style-name="P14" draw:layer="layout" svg:width="2.517cm" svg:height="0.42cm" svg:x="0.873cm" svg:y="1.391cm">
          <draw:text-box>
            <text:p text:style-name="P5"><text:span text:style-name="T7">Dat</text:span><text:span text:style-name="T7">a </text:span><text:span text:style-name="T7">Sci</text:span><text:span text:style-name="T7">ent</text:span><text:span text:style-name="T7">ist</text:span></text:p>
          </draw:text-box>
        </draw:frame>
        <draw:frame draw:style-name="gr122" draw:text-style-name="P13" draw:layer="layout" svg:width="1.441cm" svg:height="0.34cm" svg:x="0.873cm" svg:y="1.923cm">
          <draw:text-box>
            <text:p text:style-name="P5"><text:span text:style-name="T8">Pen</text:span><text:span text:style-name="T8">do.</text:span><text:span text:style-name="T8">io</text:span></text:p>
          </draw:text-box>
        </draw:frame>
        <draw:frame draw:style-name="gr96" draw:text-style-name="P15" draw:layer="layout" svg:width="0.705cm" svg:height="0.289cm" svg:x="1.275cm" svg:y="2.367cm">
          <draw:text-box>
            <text:p text:style-name="P5"><text:span text:style-name="T9">201</text:span><text:span text:style-name="T9">6 </text:span></text:p>
          </draw:text-box>
        </draw:frame>
        <draw:frame draw:style-name="gr112" draw:text-style-name="P15" draw:layer="layout" svg:width="0.781cm" svg:height="0.289cm" svg:x="2.029cm" svg:y="2.367cm">
          <draw:text-box>
            <text:p text:style-name="P5"><text:span text:style-name="T9"><text:s/></text:span><text:span text:style-name="T9">201</text:span><text:span text:style-name="T9">8 </text:span></text:p>
          </draw:text-box>
        </draw:frame>
        <draw:frame draw:style-name="gr98" draw:text-style-name="P15" draw:layer="layout" svg:width="1.67cm" svg:height="0.289cm" svg:x="3.428cm" svg:y="2.367cm">
          <draw:text-box>
            <text:p text:style-name="P5"><text:span text:style-name="T9">Unit</text:span><text:span text:style-name="T9">ed </text:span><text:span text:style-name="T9">Stat</text:span><text:span text:style-name="T9">es</text:span></text:p>
          </draw:text-box>
        </draw:frame>
        <draw:frame draw:style-name="gr123" draw:text-style-name="P15" draw:layer="layout" svg:width="2.737cm" svg:height="0.289cm" svg:x="1.275cm" svg:y="2.77cm">
          <draw:text-box>
            <text:p text:style-name="P5"><text:span text:style-name="T9">http</text:span><text:span text:style-name="T9">s://</text:span><text:span text:style-name="T9">www</text:span><text:span text:style-name="T9">.fidd</text:span><text:span text:style-name="T9">ler.a</text:span><text:span text:style-name="T9">i/</text:span></text:p>
          </draw:text-box>
        </draw:frame>
        <draw:frame draw:style-name="gr124" draw:text-style-name="P10" draw:layer="layout" svg:width="8.117cm" svg:height="0.311cm" svg:x="1.27cm" svg:y="3.152cm">
          <draw:text-box>
            <text:p text:style-name="P5"><text:span text:style-name="T4">Doc</text:span><text:span text:style-name="T4">keri</text:span><text:span text:style-name="T4">zing </text:span><text:span text:style-name="T4">dev</text:span><text:span text:style-name="T4">elop</text:span><text:span text:style-name="T4">ed </text:span><text:span text:style-name="T4">mod</text:span><text:span text:style-name="T4">els </text:span><text:span text:style-name="T4">to </text:span><text:span text:style-name="T4">be </text:span><text:span text:style-name="T4">mov</text:span><text:span text:style-name="T4">ed </text:span><text:span text:style-name="T4">into </text:span><text:span text:style-name="T4">prod</text:span><text:span text:style-name="T4">ucti</text:span><text:span text:style-name="T4">on.</text:span></text:p>
          </draw:text-box>
        </draw:frame>
        <draw:frame draw:style-name="gr125" draw:text-style-name="P10" draw:layer="layout" svg:width="6.784cm" svg:height="0.311cm" svg:x="1.27cm" svg:y="3.488cm">
          <draw:text-box>
            <text:p text:style-name="P5"><text:span text:style-name="T4">Exce</text:span><text:span text:style-name="T4">ssiv</text:span><text:span text:style-name="T4">ely </text:span><text:span text:style-name="T4">usin</text:span><text:span text:style-name="T4">g </text:span><text:span text:style-name="T4">libra</text:span><text:span text:style-name="T4">ries </text:span><text:span text:style-name="T4">of </text:span><text:span text:style-name="T4">Ligh</text:span><text:span text:style-name="T4">tgb</text:span><text:span text:style-name="T4">m &amp; </text:span><text:span text:style-name="T4">Xgb</text:span><text:span text:style-name="T4">oost</text:span><text:span text:style-name="T4">.</text:span></text:p>
          </draw:text-box>
        </draw:frame>
        <draw:frame draw:style-name="gr126" draw:text-style-name="P10" draw:layer="layout" svg:width="13.434cm" svg:height="0.311cm" svg:x="1.27cm" svg:y="3.823cm">
          <draw:text-box>
            <text:p text:style-name="P5"><text:span text:style-name="T4">Appl</text:span><text:span text:style-name="T4">ied </text:span><text:span text:style-name="T4">com</text:span><text:span text:style-name="T4">pute</text:span><text:span text:style-name="T4">r </text:span><text:span text:style-name="T4">visio</text:span><text:span text:style-name="T4">n </text:span><text:span text:style-name="T4">tech</text:span><text:span text:style-name="T4">niqu</text:span><text:span text:style-name="T4">es </text:span><text:span text:style-name="T4">usin</text:span><text:span text:style-name="T4">g </text:span><text:span text:style-name="T4">Ope</text:span><text:span text:style-name="T4">nCV </text:span><text:span text:style-name="T4">to </text:span><text:span text:style-name="T4">anal</text:span><text:span text:style-name="T4">yze </text:span><text:span text:style-name="T4">and </text:span><text:span text:style-name="T4">extr</text:span><text:span text:style-name="T4">act </text:span><text:span text:style-name="T4">insig</text:span><text:span text:style-name="T4">hts </text:span><text:span text:style-name="T4">fro</text:span><text:span text:style-name="T4">m </text:span><text:span text:style-name="T4">ima</text:span><text:span text:style-name="T4">ge </text:span><text:span text:style-name="T4">data</text:span><text:span text:style-name="T4">.</text:span></text:p>
          </draw:text-box>
        </draw:frame>
        <draw:frame draw:style-name="gr127" draw:text-style-name="P10" draw:layer="layout" svg:width="10.052cm" svg:height="0.311cm" svg:x="1.27cm" svg:y="4.159cm">
          <draw:text-box>
            <text:p text:style-name="P5"><text:span text:style-name="T4">Dev</text:span><text:span text:style-name="T4">elop</text:span><text:span text:style-name="T4">ed </text:span><text:span text:style-name="T4">and </text:span><text:span text:style-name="T4">depl</text:span><text:span text:style-name="T4">oye</text:span><text:span text:style-name="T4">d </text:span><text:span text:style-name="T4">RES</text:span><text:span text:style-name="T4">T </text:span><text:span text:style-name="T4">APIs </text:span><text:span text:style-name="T4">for </text:span><text:span text:style-name="T4">real-</text:span><text:span text:style-name="T4">time </text:span><text:span text:style-name="T4">data </text:span><text:span text:style-name="T4">acce</text:span><text:span text:style-name="T4">ss </text:span><text:span text:style-name="T4">and </text:span><text:span text:style-name="T4">anal</text:span><text:span text:style-name="T4">ysis.</text:span></text:p>
          </draw:text-box>
        </draw:frame>
        <draw:frame draw:style-name="gr128" draw:text-style-name="P10" draw:layer="layout" svg:width="10.928cm" svg:height="0.311cm" svg:x="1.27cm" svg:y="4.495cm">
          <draw:text-box>
            <text:p text:style-name="P5"><text:span text:style-name="T4">Con</text:span><text:span text:style-name="T4">duct</text:span><text:span text:style-name="T4">ed </text:span><text:span text:style-name="T4">rese</text:span><text:span text:style-name="T4">arch </text:span><text:span text:style-name="T4">and </text:span><text:span text:style-name="T4">publ</text:span><text:span text:style-name="T4">ishe</text:span><text:span text:style-name="T4">d </text:span><text:span text:style-name="T4">data </text:span><text:span text:style-name="T4">scie</text:span><text:span text:style-name="T4">nce </text:span><text:span text:style-name="T4">findi</text:span><text:span text:style-name="T4">ngs </text:span><text:span text:style-name="T4">in </text:span><text:span text:style-name="T4">indu</text:span><text:span text:style-name="T4">stry </text:span><text:span text:style-name="T4">publ</text:span><text:span text:style-name="T4">icati</text:span><text:span text:style-name="T4">ons.</text:span></text:p>
          </draw:text-box>
        </draw:frame>
        <draw:frame draw:style-name="gr129" draw:text-style-name="P10" draw:layer="layout" svg:width="12.423cm" svg:height="0.311cm" svg:x="1.27cm" svg:y="4.83cm">
          <draw:text-box>
            <text:p text:style-name="P5"><text:span text:style-name="T4">Coll</text:span><text:span text:style-name="T4">abor</text:span><text:span text:style-name="T4">ated </text:span><text:span text:style-name="T4">with </text:span><text:span text:style-name="T4">the </text:span><text:span text:style-name="T4">engi</text:span><text:span text:style-name="T4">neer</text:span><text:span text:style-name="T4">ing </text:span><text:span text:style-name="T4">tea</text:span><text:span text:style-name="T4">m to </text:span><text:span text:style-name="T4">opti</text:span><text:span text:style-name="T4">miz</text:span><text:span text:style-name="T4">e </text:span><text:span text:style-name="T4">data </text:span><text:span text:style-name="T4">stor</text:span><text:span text:style-name="T4">age </text:span><text:span text:style-name="T4">and </text:span><text:span text:style-name="T4">retri</text:span><text:span text:style-name="T4">eval </text:span><text:span text:style-name="T4">mec</text:span><text:span text:style-name="T4">hani</text:span><text:span text:style-name="T4">sms.</text:span></text:p>
          </draw:text-box>
        </draw:frame>
        <draw:frame draw:style-name="gr105" draw:text-style-name="P10" draw:layer="layout" svg:width="18.751cm" svg:height="0.311cm" svg:x="1.27cm" svg:y="5.166cm">
          <draw:text-box>
            <text:p text:style-name="P5"><text:span text:style-name="T4">Led </text:span><text:span text:style-name="T4">a </text:span><text:span text:style-name="T4">cros</text:span><text:span text:style-name="T4">s-</text:span><text:span text:style-name="T4">func</text:span><text:span text:style-name="T4">tion</text:span><text:span text:style-name="T4">al </text:span><text:span text:style-name="T4">tea</text:span><text:span text:style-name="T4">m of </text:span><text:span text:style-name="T4">data </text:span><text:span text:style-name="T4">scie</text:span><text:span text:style-name="T4">ntist</text:span><text:span text:style-name="T4">s, </text:span><text:span text:style-name="T4">engi</text:span><text:span text:style-name="T4">neer</text:span><text:span text:style-name="T4">s, </text:span><text:span text:style-name="T4">and </text:span><text:span text:style-name="T4">anal</text:span><text:span text:style-name="T4">ysts, </text:span><text:span text:style-name="T4">fost</text:span><text:span text:style-name="T4">erin</text:span><text:span text:style-name="T4">g </text:span><text:span text:style-name="T4">colla</text:span><text:span text:style-name="T4">bora</text:span><text:span text:style-name="T4">tion </text:span><text:span text:style-name="T4">and </text:span><text:span text:style-name="T4">kno</text:span><text:span text:style-name="T4">wled</text:span><text:span text:style-name="T4">ge </text:span><text:span text:style-name="T4">shar</text:span><text:span text:style-name="T4">ing </text:span><text:span text:style-name="T4">to </text:span><text:span text:style-name="T4">max</text:span><text:span text:style-name="T4">imiz</text:span><text:span text:style-name="T4">e </text:span><text:span text:style-name="T4">proj</text:span><text:span text:style-name="T4">ect </text:span></text:p>
          </draw:text-box>
        </draw:frame>
        <draw:frame draw:style-name="gr106" draw:text-style-name="P10" draw:layer="layout" svg:width="1.374cm" svg:height="0.311cm" svg:x="1.27cm" svg:y="5.502cm">
          <draw:text-box>
            <text:p text:style-name="P5"><text:span text:style-name="T4">effic</text:span><text:span text:style-name="T4">ienc</text:span><text:span text:style-name="T4">y.</text:span></text:p>
          </draw:text-box>
        </draw:frame>
        <draw:polygon draw:style-name="gr7" draw:text-style-name="P8" draw:layer="layout" svg:width="19.289cm" svg:height="0.067cm" svg:x="0.872cm" svg:y="7.048cm" svg:viewBox="0 0 19290 68" draw:points="0,0 19290,0 19290,68 0,68">
          <text:p/>
        </draw:polygon>
        <draw:frame draw:style-name="gr130" draw:text-style-name="P10" draw:layer="layout" svg:width="15.742cm" svg:height="0.311cm" svg:x="1.27cm" svg:y="5.837cm">
          <draw:text-box>
            <text:p text:style-name="P5"><text:span text:style-name="T4">Dev</text:span><text:span text:style-name="T4">elop </text:span><text:span text:style-name="T4">mos</text:span><text:span text:style-name="T4">t </text:span><text:span text:style-name="T4">effe</text:span><text:span text:style-name="T4">ctiv</text:span><text:span text:style-name="T4">e </text:span><text:span text:style-name="T4">grap</text:span><text:span text:style-name="T4">hical </text:span><text:span text:style-name="T4">and </text:span><text:span text:style-name="T4">tabu</text:span><text:span text:style-name="T4">lar </text:span><text:span text:style-name="T4">pres</text:span><text:span text:style-name="T4">enta</text:span><text:span text:style-name="T4">tion </text:span><text:span text:style-name="T4">of </text:span><text:span text:style-name="T4">data </text:span><text:span text:style-name="T4">for </text:span><text:span text:style-name="T4">ann</text:span><text:span text:style-name="T4">ual </text:span><text:span text:style-name="T4">repo</text:span><text:span text:style-name="T4">rts, </text:span><text:span text:style-name="T4">man</text:span><text:span text:style-name="T4">uscri</text:span><text:span text:style-name="T4">pts </text:span><text:span text:style-name="T4">and </text:span><text:span text:style-name="T4">pres</text:span><text:span text:style-name="T4">enta</text:span><text:span text:style-name="T4">tion</text:span><text:span text:style-name="T4">s</text:span></text:p>
          </draw:text-box>
        </draw:frame>
        <draw:frame draw:style-name="gr131" draw:text-style-name="P9" draw:layer="layout" svg:width="2.398cm" svg:height="0.467cm" svg:x="0.873cm" svg:y="6.563cm">
          <draw:text-box>
            <text:p text:style-name="P5"><text:span text:style-name="T3">ED</text:span><text:span text:style-name="T3">UC</text:span><text:span text:style-name="T3">ATI</text:span><text:span text:style-name="T3">ON</text:span></text:p>
          </draw:text-box>
        </draw:frame>
        <draw:frame draw:style-name="gr132" draw:text-style-name="P14" draw:layer="layout" svg:width="7.262cm" svg:height="0.42cm" svg:x="0.873cm" svg:y="7.231cm">
          <draw:text-box>
            <text:p text:style-name="P5"><text:span text:style-name="T7">Ba</text:span><text:span text:style-name="T7">che</text:span><text:span text:style-name="T7">lor </text:span><text:span text:style-name="T7">in </text:span><text:span text:style-name="T7">Co</text:span><text:span text:style-name="T7">mp</text:span><text:span text:style-name="T7">ute</text:span><text:span text:style-name="T7">r </text:span><text:span text:style-name="T7">Sci</text:span><text:span text:style-name="T7">enc</text:span><text:span text:style-name="T7">e/ </text:span><text:span text:style-name="T7">Bu</text:span><text:span text:style-name="T7">sin</text:span><text:span text:style-name="T7">ess</text:span></text:p>
          </draw:text-box>
        </draw:frame>
        <draw:frame draw:style-name="gr79" draw:text-style-name="P13" draw:layer="layout" svg:width="0.713cm" svg:height="0.34cm" svg:x="0.873cm" svg:y="7.763cm">
          <draw:text-box>
            <text:p text:style-name="P5"><text:span text:style-name="T8">UO</text:span><text:span text:style-name="T8">K</text:span></text:p>
          </draw:text-box>
        </draw:frame>
        <draw:frame draw:style-name="gr96" draw:text-style-name="P15" draw:layer="layout" svg:width="0.705cm" svg:height="0.289cm" svg:x="1.275cm" svg:y="8.208cm">
          <draw:text-box>
            <text:p text:style-name="P5"><text:span text:style-name="T9">201</text:span><text:span text:style-name="T9">2 </text:span></text:p>
          </draw:text-box>
        </draw:frame>
        <draw:polygon draw:style-name="gr7" draw:text-style-name="P8" draw:layer="layout" svg:width="19.289cm" svg:height="0.067cm" svg:x="0.872cm" svg:y="9.398cm" svg:viewBox="0 0 19290 68" draw:points="0,0 19290,0 19290,68 0,68">
          <text:p/>
        </draw:polygon>
        <draw:frame draw:style-name="gr112" draw:text-style-name="P15" draw:layer="layout" svg:width="0.781cm" svg:height="0.289cm" svg:x="2.024cm" svg:y="8.208cm">
          <draw:text-box>
            <text:p text:style-name="P5"><text:span text:style-name="T9"><text:s/></text:span><text:span text:style-name="T9">201</text:span><text:span text:style-name="T9">6 </text:span></text:p>
          </draw:text-box>
        </draw:frame>
        <draw:frame draw:style-name="gr133" draw:text-style-name="P9" draw:layer="layout" svg:width="1.992cm" svg:height="0.467cm" svg:x="0.873cm" svg:y="8.913cm">
          <draw:text-box>
            <text:p text:style-name="P5"><text:span text:style-name="T3">PR</text:span><text:span text:style-name="T3">OJ</text:span><text:span text:style-name="T3">EC</text:span><text:span text:style-name="T3">TS</text:span></text:p>
          </draw:text-box>
        </draw:frame>
        <draw:frame draw:style-name="gr134" draw:text-style-name="P14" draw:layer="layout" svg:width="1.463cm" svg:height="0.42cm" svg:x="0.873cm" svg:y="9.581cm">
          <draw:text-box>
            <text:p text:style-name="P5"><text:span text:style-name="T7">Sta</text:span><text:span text:style-name="T7">ck.</text:span><text:span text:style-name="T7">AI</text:span></text:p>
          </draw:text-box>
        </draw:frame>
        <draw:frame draw:style-name="gr135" draw:text-style-name="P15" draw:layer="layout" svg:width="3.211cm" svg:height="0.289cm" svg:x="1.275cm" svg:y="10.199cm">
          <draw:text-box>
            <text:p text:style-name="P5"><text:span text:style-name="T9">http</text:span><text:span text:style-name="T9">s://</text:span><text:span text:style-name="T9">www</text:span><text:span text:style-name="T9">.stac</text:span><text:span text:style-name="T9">k-</text:span><text:span text:style-name="T9">ai.co</text:span><text:span text:style-name="T9">m/</text:span></text:p>
          </draw:text-box>
        </draw:frame>
        <draw:frame draw:style-name="gr136" draw:text-style-name="P10" draw:layer="layout" svg:width="16.347cm" svg:height="0.311cm" svg:x="1.27cm" svg:y="10.581cm">
          <draw:text-box>
            <text:p text:style-name="P5"><text:span text:style-name="T4">Dev</text:span><text:span text:style-name="T4">elop</text:span><text:span text:style-name="T4">ed a </text:span><text:span text:style-name="T4">pred</text:span><text:span text:style-name="T4">ictiv</text:span><text:span text:style-name="T4">e </text:span><text:span text:style-name="T4">mac</text:span><text:span text:style-name="T4">hine </text:span><text:span text:style-name="T4">lear</text:span><text:span text:style-name="T4">ning </text:span><text:span text:style-name="T4">mod</text:span><text:span text:style-name="T4">el </text:span><text:span text:style-name="T4">usin</text:span><text:span text:style-name="T4">g </text:span><text:span text:style-name="T4">Pyth</text:span><text:span text:style-name="T4">on, </text:span><text:span text:style-name="T4">sciki</text:span><text:span text:style-name="T4">t-</text:span><text:span text:style-name="T4">lear</text:span><text:span text:style-name="T4">n, </text:span><text:span text:style-name="T4">and </text:span><text:span text:style-name="T4">Jupy</text:span><text:span text:style-name="T4">ter </text:span><text:span text:style-name="T4">Note</text:span><text:span text:style-name="T4">boo</text:span><text:span text:style-name="T4">k to </text:span><text:span text:style-name="T4">fore</text:span><text:span text:style-name="T4">cast </text:span><text:span text:style-name="T4">sale</text:span><text:span text:style-name="T4">s </text:span><text:span text:style-name="T4">tren</text:span><text:span text:style-name="T4">ds.</text:span></text:p>
          </draw:text-box>
        </draw:frame>
        <draw:frame draw:style-name="gr137" draw:text-style-name="P14" draw:layer="layout" svg:width="2.398cm" svg:height="0.42cm" svg:x="0.873cm" svg:y="11.147cm">
          <draw:text-box>
            <text:p text:style-name="P5"><text:span text:style-name="T7">Hu</text:span><text:span text:style-name="T7">ggi</text:span><text:span text:style-name="T7">ng </text:span><text:span text:style-name="T7">fac</text:span><text:span text:style-name="T7">e</text:span></text:p>
          </draw:text-box>
        </draw:frame>
        <draw:frame draw:style-name="gr138" draw:text-style-name="P15" draw:layer="layout" svg:width="2.868cm" svg:height="0.289cm" svg:x="1.275cm" svg:y="11.766cm">
          <draw:text-box>
            <text:p text:style-name="P5"><text:span text:style-name="T9">http</text:span><text:span text:style-name="T9">s://</text:span><text:span text:style-name="T9">hug</text:span><text:span text:style-name="T9">ging</text:span><text:span text:style-name="T9">face.</text:span><text:span text:style-name="T9">co/</text:span></text:p>
          </draw:text-box>
        </draw:frame>
        <draw:frame draw:style-name="gr139" draw:text-style-name="P10" draw:layer="layout" svg:width="13.909cm" svg:height="0.311cm" svg:x="1.27cm" svg:y="12.148cm">
          <draw:text-box>
            <text:p text:style-name="P5"><text:span text:style-name="T4">Engi</text:span><text:span text:style-name="T4">neer</text:span><text:span text:style-name="T4">ed </text:span><text:span text:style-name="T4">an </text:span><text:span text:style-name="T4">inve</text:span><text:span text:style-name="T4">ntor</text:span><text:span text:style-name="T4">y </text:span><text:span text:style-name="T4">bala</text:span><text:span text:style-name="T4">ncin</text:span><text:span text:style-name="T4">g </text:span><text:span text:style-name="T4">syst</text:span><text:span text:style-name="T4">em </text:span><text:span text:style-name="T4">that </text:span><text:span text:style-name="T4">dyn</text:span><text:span text:style-name="T4">ami</text:span><text:span text:style-name="T4">cally </text:span><text:span text:style-name="T4">alloc</text:span><text:span text:style-name="T4">ated </text:span><text:span text:style-name="T4">stoc</text:span><text:span text:style-name="T4">k </text:span><text:span text:style-name="T4">base</text:span><text:span text:style-name="T4">d on </text:span><text:span text:style-name="T4">dem</text:span><text:span text:style-name="T4">and </text:span><text:span text:style-name="T4">patt</text:span><text:span text:style-name="T4">erns</text:span></text:p>
          </draw:text-box>
        </draw:frame>
        <draw:frame draw:style-name="gr140" draw:text-style-name="P14" draw:layer="layout" svg:width="0.878cm" svg:height="0.42cm" svg:x="0.873cm" svg:y="12.714cm">
          <draw:text-box>
            <text:p text:style-name="P5"><text:span text:style-name="T7">Ra</text:span><text:span text:style-name="T7">sa</text:span></text:p>
          </draw:text-box>
        </draw:frame>
        <draw:frame draw:style-name="gr141" draw:text-style-name="P15" draw:layer="layout" svg:width="2.106cm" svg:height="0.289cm" svg:x="1.275cm" svg:y="13.332cm">
          <draw:text-box>
            <text:p text:style-name="P5"><text:span text:style-name="T9">http</text:span><text:span text:style-name="T9">s://</text:span><text:span text:style-name="T9">rasa</text:span><text:span text:style-name="T9">.com</text:span><text:span text:style-name="T9">/</text:span></text:p>
          </draw:text-box>
        </draw:frame>
        <draw:polygon draw:style-name="gr7" draw:text-style-name="P8" draw:layer="layout" svg:width="19.289cm" svg:height="0.067cm" svg:x="0.872cm" svg:y="14.925cm" svg:viewBox="0 0 19290 68" draw:points="0,0 19290,0 19290,68 0,68">
          <text:p/>
        </draw:polygon>
        <draw:frame draw:style-name="gr142" draw:text-style-name="P10" draw:layer="layout" svg:width="12.482cm" svg:height="0.311cm" svg:x="1.27cm" svg:y="13.714cm">
          <draw:text-box>
            <text:p text:style-name="P5"><text:span text:style-name="T4">Cont</text:span><text:span text:style-name="T4">ribut</text:span><text:span text:style-name="T4">ed </text:span><text:span text:style-name="T4">to </text:span><text:span text:style-name="T4">incr</text:span><text:span text:style-name="T4">ease</text:span><text:span text:style-name="T4">d </text:span><text:span text:style-name="T4">reve</text:span><text:span text:style-name="T4">nue </text:span><text:span text:style-name="T4">and </text:span><text:span text:style-name="T4">cust</text:span><text:span text:style-name="T4">ome</text:span><text:span text:style-name="T4">r </text:span><text:span text:style-name="T4">eng</text:span><text:span text:style-name="T4">age</text:span><text:span text:style-name="T4">men</text:span><text:span text:style-name="T4">t </text:span><text:span text:style-name="T4">thro</text:span><text:span text:style-name="T4">ugh </text:span><text:span text:style-name="T4">effe</text:span><text:span text:style-name="T4">ctiv</text:span><text:span text:style-name="T4">e </text:span><text:span text:style-name="T4">cros</text:span><text:span text:style-name="T4">s-</text:span><text:span text:style-name="T4">selli</text:span><text:span text:style-name="T4">ng.</text:span></text:p>
          </draw:text-box>
        </draw:frame>
        <draw:frame draw:style-name="gr143" draw:text-style-name="P9" draw:layer="layout" svg:width="2.644cm" svg:height="0.467cm" svg:x="0.873cm" svg:y="14.44cm">
          <draw:text-box>
            <text:p text:style-name="P5"><text:span text:style-name="T3">RE</text:span><text:span text:style-name="T3">FE</text:span><text:span text:style-name="T3">RE</text:span><text:span text:style-name="T3">NC</text:span><text:span text:style-name="T3">ES</text:span></text:p>
          </draw:text-box>
        </draw:frame>
        <draw:frame draw:style-name="gr144" draw:text-style-name="P13" draw:layer="layout" svg:width="5.107cm" svg:height="0.34cm" svg:x="0.873cm" svg:y="15.125cm">
          <draw:text-box>
            <text:p text:style-name="P5"><text:span text:style-name="T8">Wil</text:span><text:span text:style-name="T8">l be </text:span><text:span text:style-name="T8">fur</text:span><text:span text:style-name="T8">nis</text:span><text:span text:style-name="T8">hed </text:span><text:span text:style-name="T8">up</text:span><text:span text:style-name="T8">on </text:span><text:span text:style-name="T8">req</text:span><text:span text:style-name="T8">ues</text:span><text:span text:style-name="T8">t</text:span></text:p>
          </draw:text-box>
        </draw:frame>
        <draw:frame draw:style-name="gr121" draw:text-style-name="P10" draw:layer="layout" svg:width="0.268cm" svg:height="0.311cm" svg:x="0.962cm" svg:y="3.152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3.488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3.823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4.159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4.495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4.83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5.166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5.837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10.581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12.148cm">
          <draw:text-box>
            <text:p text:style-name="P5"><text:span text:style-name="T4">•</text:span></text:p>
          </draw:text-box>
        </draw:frame>
        <draw:frame draw:style-name="gr121" draw:text-style-name="P10" draw:layer="layout" svg:width="0.268cm" svg:height="0.311cm" svg:x="0.962cm" svg:y="13.714cm">
          <draw:text-box>
            <text:p text:style-name="P5"><text:span text:style-name="T4">•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Inter" svg:font-family="Inter" style:font-pitch="variable"/>
    <style:font-face style:name="Inter1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ubik" svg:font-family="Rubik"/>
    <style:font-face style:name="Rubik1" svg:font-family="Rubik" style:font-pitch="variable"/>
    <style:font-face style:name="resumeicons" svg:font-family="resumeicons"/>
    <style:font-face style:name="resumeicons1" svg:font-family="resumeicon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2cm" fo:page-height="29.7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5-09T10:04:38.277569994</dc:date>
    <meta:editing-duration>PT2M10S</meta:editing-duration>
    <meta:editing-cycles>4</meta:editing-cycles>
    <meta:generator>LibreOffice/7.3.7.2$Linux_X86_64 LibreOffice_project/30$Build-2</meta:generator>
    <meta:document-statistic meta:object-count="287"/>
  </office:meta>
</office:document-meta>
</file>